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5cm" table:align="right" style:may-break-between-rows="false"/>
    </style:style>
    <style:style style:name="Tableau1.A" style:family="table-column">
      <style:table-column-properties style:column-width="4.247cm"/>
    </style:style>
    <style:style style:name="Tableau1.B" style:family="table-column">
      <style:table-column-properties style:column-width="4.253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1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none"/>
    </style:style>
    <style:style style:name="Tableau1.B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none"/>
    </style:style>
    <style:style style:name="Tableau1.A4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8" style:family="table">
      <style:table-properties style:width="16cm" fo:margin-top="0.499cm" fo:margin-bottom="0cm" table:align="right" style:may-break-between-rows="false"/>
    </style:style>
    <style:style style:name="Tableau8.A" style:family="table-column">
      <style:table-column-properties style:column-width="2.748cm"/>
    </style:style>
    <style:style style:name="Tableau8.B" style:family="table-column">
      <style:table-column-properties style:column-width="4.001cm"/>
    </style:style>
    <style:style style:name="Tableau8.C" style:family="table-column">
      <style:table-column-properties style:column-width="4.5cm"/>
    </style:style>
    <style:style style:name="Tableau8.D" style:family="table-column">
      <style:table-column-properties style:column-width="4.752cm"/>
    </style:style>
    <style:style style:name="Tableau8.1" style:family="table-row">
      <style:table-row-properties fo:keep-together="always"/>
    </style:style>
    <style:style style:name="Tableau8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8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8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8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8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3" style:family="table">
      <style:table-properties style:width="16cm" fo:margin-top="0.499cm" fo:margin-bottom="0cm" table:align="right" style:may-break-between-rows="false"/>
    </style:style>
    <style:style style:name="Tableau3.A" style:family="table-column">
      <style:table-column-properties style:column-width="2.748cm"/>
    </style:style>
    <style:style style:name="Tableau3.B" style:family="table-column">
      <style:table-column-properties style:column-width="4.001cm"/>
    </style:style>
    <style:style style:name="Tableau3.C" style:family="table-column">
      <style:table-column-properties style:column-width="4.5cm"/>
    </style:style>
    <style:style style:name="Tableau3.D" style:family="table-column">
      <style:table-column-properties style:column-width="4.752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3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3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none"/>
    </style:style>
    <style:style style:name="Tableau3.C2" style:family="table-cell">
      <style:table-cell-properties style:vertical-align="middle" fo:padding-left="0.3cm" fo:padding-right="0.3cm" fo:padding-top="0.101cm" fo:padding-bottom="0.101cm" fo:border="none"/>
    </style:style>
    <style:style style:name="Tableau3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none"/>
    </style:style>
    <style:style style:name="Tableau3.A4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3.D4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4" style:family="table">
      <style:table-properties style:width="16cm" fo:margin-top="0.499cm" fo:margin-bottom="0cm" table:align="right" style:may-break-between-rows="false"/>
    </style:style>
    <style:style style:name="Tableau4.A" style:family="table-column">
      <style:table-column-properties style:column-width="2.748cm"/>
    </style:style>
    <style:style style:name="Tableau4.B" style:family="table-column">
      <style:table-column-properties style:column-width="4.001cm"/>
    </style:style>
    <style:style style:name="Tableau4.C" style:family="table-column">
      <style:table-column-properties style:column-width="4.5cm"/>
    </style:style>
    <style:style style:name="Tableau4.D" style:family="table-column">
      <style:table-column-properties style:column-width="4.752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4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none"/>
    </style:style>
    <style:style style:name="Tableau4.C2" style:family="table-cell">
      <style:table-cell-properties style:vertical-align="middle" fo:padding-left="0.3cm" fo:padding-right="0.3cm" fo:padding-top="0.101cm" fo:padding-bottom="0.101cm" fo:border="none"/>
    </style:style>
    <style:style style:name="Tableau4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none"/>
    </style:style>
    <style:style style:name="Tableau4.A6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4.D6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5" style:family="table">
      <style:table-properties style:width="16cm" fo:margin-top="0.499cm" fo:margin-bottom="0cm" table:align="right" style:may-break-between-rows="false"/>
    </style:style>
    <style:style style:name="Tableau5.A" style:family="table-column">
      <style:table-column-properties style:column-width="2.748cm"/>
    </style:style>
    <style:style style:name="Tableau5.B" style:family="table-column">
      <style:table-column-properties style:column-width="4.001cm"/>
    </style:style>
    <style:style style:name="Tableau5.C" style:family="table-column">
      <style:table-column-properties style:column-width="4.5cm"/>
    </style:style>
    <style:style style:name="Tableau5.D" style:family="table-column">
      <style:table-column-properties style:column-width="4.75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5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5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none"/>
    </style:style>
    <style:style style:name="Tableau5.C2" style:family="table-cell">
      <style:table-cell-properties style:vertical-align="middle" fo:padding-left="0.3cm" fo:padding-right="0.3cm" fo:padding-top="0.101cm" fo:padding-bottom="0.101cm" fo:border="none"/>
    </style:style>
    <style:style style:name="Tableau5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none"/>
    </style:style>
    <style:style style:name="Tableau5.A3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5.C3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5.D3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6" style:family="table">
      <style:table-properties style:width="16cm" fo:margin-top="0.499cm" fo:margin-bottom="0cm" table:align="right" style:may-break-between-rows="false"/>
    </style:style>
    <style:style style:name="Tableau6.A" style:family="table-column">
      <style:table-column-properties style:column-width="2.748cm"/>
    </style:style>
    <style:style style:name="Tableau6.B" style:family="table-column">
      <style:table-column-properties style:column-width="4.001cm"/>
    </style:style>
    <style:style style:name="Tableau6.C" style:family="table-column">
      <style:table-column-properties style:column-width="4.5cm"/>
    </style:style>
    <style:style style:name="Tableau6.D" style:family="table-column">
      <style:table-column-properties style:column-width="4.752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6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6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6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none"/>
    </style:style>
    <style:style style:name="Tableau6.C2" style:family="table-cell">
      <style:table-cell-properties style:vertical-align="middle" fo:padding-left="0.3cm" fo:padding-right="0.3cm" fo:padding-top="0.101cm" fo:padding-bottom="0.101cm" fo:border="none"/>
    </style:style>
    <style:style style:name="Tableau6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none"/>
    </style:style>
    <style:style style:name="Tableau6.A5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6.C5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6.D5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7" style:family="table">
      <style:table-properties style:width="16cm" fo:margin-top="0.499cm" fo:margin-bottom="0cm" table:align="right" style:may-break-between-rows="false"/>
    </style:style>
    <style:style style:name="Tableau7.A" style:family="table-column">
      <style:table-column-properties style:column-width="2.748cm"/>
    </style:style>
    <style:style style:name="Tableau7.B" style:family="table-column">
      <style:table-column-properties style:column-width="4.001cm"/>
    </style:style>
    <style:style style:name="Tableau7.C" style:family="table-column">
      <style:table-column-properties style:column-width="4.5cm"/>
    </style:style>
    <style:style style:name="Tableau7.D" style:family="table-column">
      <style:table-column-properties style:column-width="4.752cm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none"/>
    </style:style>
    <style:style style:name="Tableau7.B1" style:family="table-cell">
      <style:table-cell-properties style:vertical-align="middle" fo:padding-left="0.3cm" fo:padding-right="0.3cm" fo:padding-top="0.101cm" fo:padding-bottom="0.101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-left="0.3cm" fo:padding-right="0.3cm" fo:padding-top="0.101cm" fo:padding-bottom="0.101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-left="0.3cm" fo:padding-right="0.3cm" fo:padding-top="0.101cm" fo:padding-bottom="0.101cm" fo:border-left="none" fo:border-right="0.05pt solid #000000" fo:border-top="0.05pt solid #000000" fo:border-bottom="0.05pt solid #000000"/>
    </style:style>
    <style:style style:name="Tableau7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-left="0.3cm" fo:padding-right="0.3cm" fo:padding-top="0.101cm" fo:padding-bottom="0.101cm" fo:border-left="none" fo:border-right="none" fo:border-top="none" fo:border-bottom="0.05pt solid #000000"/>
    </style:style>
    <style:style style:name="Tableau7.D2" style:family="table-cell">
      <style:table-cell-properties style:vertical-align="middle" fo:padding-left="0.3cm" fo:padding-right="0.3cm" fo:padding-top="0.101cm" fo:padding-bottom="0.101cm" fo:border-left="none" fo:border-right="0.05pt solid #000000" fo:border-top="none" fo:border-bottom="0.05pt solid #000000"/>
    </style:style>
    <style:style style:name="Tableau9" style:family="table">
      <style:table-properties style:width="13.998cm" fo:margin-left="2.002cm" fo:margin-right="2.002cm" fo:margin-top="0.3cm" fo:margin-bottom="0cm" table:align="margins" style:may-break-between-rows="false"/>
    </style:style>
    <style:style style:name="Tableau9.A" style:family="table-column">
      <style:table-column-properties style:column-width="3.498cm" style:rel-column-width="16375*"/>
    </style:style>
    <style:style style:name="Tableau9.B" style:family="table-column">
      <style:table-column-properties style:column-width="5.249cm" style:rel-column-width="24575*"/>
    </style:style>
    <style:style style:name="Tableau9.C" style:family="table-column">
      <style:table-column-properties style:column-width="5.251cm" style:rel-column-width="24585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-left="0.499cm" fo:padding-right="0.499cm" fo:padding-top="0.101cm" fo:padding-bottom="0.101cm" fo:border-left="0.05pt solid #000000" fo:border-right="none" fo:border-top="0.05pt solid #000000" fo:border-bottom="none"/>
    </style:style>
    <style:style style:name="Tableau9.B1" style:family="table-cell">
      <style:table-cell-properties fo:padding-left="0.499cm" fo:padding-right="0.499cm" fo:padding-top="0.101cm" fo:padding-bottom="0.101cm" fo:border-left="0.05pt solid #000000" fo:border-right="none" fo:border-top="0.05pt solid #000000" fo:border-bottom="0.05pt solid #000000"/>
    </style:style>
    <style:style style:name="Tableau9.C1" style:family="table-cell">
      <style:table-cell-properties fo:padding-left="0.499cm" fo:padding-right="0.499cm" fo:padding-top="0.101cm" fo:padding-bottom="0.101cm" fo:border-left="none" fo:border-right="0.05pt solid #000000" fo:border-top="0.05pt solid #000000" fo:border-bottom="0.05pt solid #000000"/>
    </style:style>
    <style:style style:name="Tableau9.A2" style:family="table-cell">
      <style:table-cell-properties fo:padding-left="0.499cm" fo:padding-right="0.499cm" fo:padding-top="0.101cm" fo:padding-bottom="0.101cm" fo:border-left="0.05pt solid #000000" fo:border-right="none" fo:border-top="none" fo:border-bottom="none"/>
    </style:style>
    <style:style style:name="Tableau9.C2" style:family="table-cell">
      <style:table-cell-properties fo:padding-left="0.499cm" fo:padding-right="0.499cm" fo:padding-top="0.101cm" fo:padding-bottom="0.101cm" fo:border-left="none" fo:border-right="0.05pt solid #000000" fo:border-top="none" fo:border-bottom="none"/>
    </style:style>
    <style:style style:name="Tableau9.A4" style:family="table-cell">
      <style:table-cell-properties fo:padding-left="0.499cm" fo:padding-right="0.499cm" fo:padding-top="0.101cm" fo:padding-bottom="0.101cm" fo:border-left="0.05pt solid #000000" fo:border-right="none" fo:border-top="none" fo:border-bottom="0.05pt solid #000000"/>
    </style:style>
    <style:style style:name="Tableau9.C4" style:family="table-cell">
      <style:table-cell-properties fo:padding-left="0.499cm" fo:padding-right="0.499cm" fo:padding-top="0.101cm" fo:padding-bottom="0.101cm" fo:border-left="none" fo:border-right="0.05pt solid #000000" fo:border-top="none" fo:border-bottom="0.05pt solid #000000"/>
    </style:style>
    <style:style style:name="Tableau2" style:family="table">
      <style:table-properties style:width="12.501cm" fo:margin-left="2cm" fo:margin-right="3.501cm" fo:margin-top="0.499cm" fo:margin-bottom="0cm" table:align="margins" style:may-break-between-rows="false"/>
    </style:style>
    <style:style style:name="Tableau2.A" style:family="table-column">
      <style:table-column-properties style:column-width="5.249cm" style:rel-column-width="27519*"/>
    </style:style>
    <style:style style:name="Tableau2.B" style:family="table-column">
      <style:table-column-properties style:column-width="2.75cm" style:rel-column-width="14416*"/>
    </style:style>
    <style:style style:name="Tableau2.C" style:family="table-column">
      <style:table-column-properties style:column-width="4.501cm" style:rel-column-width="23600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-left="0.499cm" fo:padding-right="0.499cm" fo:padding-top="0.101cm" fo:padding-bottom="0.101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499cm" fo:padding-right="0.499cm" fo:padding-top="0.101cm" fo:padding-bottom="0.101cm" fo:border-left="none" fo:border-right="none" fo:border-top="0.05pt solid #000000" fo:border-bottom="0.05pt solid #000000"/>
    </style:style>
    <style:style style:name="Tableau2.C1" style:family="table-cell">
      <style:table-cell-properties style:vertical-align="middle" fo:padding-left="0.499cm" fo:padding-right="0.499cm" fo:padding-top="0.101cm" fo:padding-bottom="0.101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499cm" fo:padding-right="0.499cm" fo:padding-top="0.101cm" fo:padding-bottom="0.101cm" fo:border-left="0.05pt solid #000000" fo:border-right="none" fo:border-top="none" fo:border-bottom="none"/>
    </style:style>
    <style:style style:name="Tableau2.B2" style:family="table-cell">
      <style:table-cell-properties style:vertical-align="middle" fo:padding-left="0.499cm" fo:padding-right="0.499cm" fo:padding-top="0.101cm" fo:padding-bottom="0.101cm" fo:border="none"/>
    </style:style>
    <style:style style:name="Tableau2.C2" style:family="table-cell">
      <style:table-cell-properties style:vertical-align="middle" fo:padding-left="0.499cm" fo:padding-right="0.499cm" fo:padding-top="0.101cm" fo:padding-bottom="0.101cm" fo:border-left="none" fo:border-right="0.05pt solid #000000" fo:border-top="none" fo:border-bottom="none"/>
    </style:style>
    <style:style style:name="Tableau2.A5" style:family="table-cell">
      <style:table-cell-properties style:vertical-align="middle" fo:padding-left="0.499cm" fo:padding-right="0.499cm" fo:padding-top="0.101cm" fo:padding-bottom="0.101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-left="0.499cm" fo:padding-right="0.499cm" fo:padding-top="0.101cm" fo:padding-bottom="0.101cm" fo:border-left="none" fo:border-right="none" fo:border-top="none" fo:border-bottom="0.05pt solid #000000"/>
    </style:style>
    <style:style style:name="Tableau2.C5" style:family="table-cell">
      <style:table-cell-properties style:vertical-align="middle" fo:padding-left="0.499cm" fo:padding-right="0.499cm" fo:padding-top="0.101cm" fo:padding-bottom="0.101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8cm" style:type="right"/>
        </style:tab-stops>
      </style:paragraph-properties>
    </style:style>
    <style:style style:name="P2" style:family="paragraph" style:parent-style-name="Standard">
      <style:text-properties officeooo:rsid="0018b85a" officeooo:paragraph-rsid="0018b85a"/>
    </style:style>
    <style:style style:name="P3" style:family="paragraph" style:parent-style-name="Standard">
      <style:text-properties officeooo:rsid="0018b85a" officeooo:paragraph-rsid="003e7051"/>
    </style:style>
    <style:style style:name="P4" style:family="paragraph" style:parent-style-name="Standard">
      <style:text-properties officeooo:rsid="00191d09" officeooo:paragraph-rsid="00191d09"/>
    </style:style>
    <style:style style:name="P5" style:family="paragraph" style:parent-style-name="Standard">
      <style:text-properties officeooo:paragraph-rsid="0018b85a"/>
    </style:style>
    <style:style style:name="P6" style:family="paragraph" style:parent-style-name="Text_20_body">
      <style:text-properties officeooo:rsid="001beb9b" officeooo:paragraph-rsid="001c70fb"/>
    </style:style>
    <style:style style:name="P7" style:family="paragraph" style:parent-style-name="Text_20_body">
      <style:paragraph-properties fo:margin-top="0.101cm" fo:margin-bottom="0cm" style:contextual-spacing="false"/>
      <style:text-properties officeooo:rsid="001c8810" officeooo:paragraph-rsid="001c8810"/>
    </style:style>
    <style:style style:name="P8" style:family="paragraph" style:parent-style-name="Text_20_body">
      <style:paragraph-properties fo:margin-top="0.101cm" fo:margin-bottom="0cm" style:contextual-spacing="false"/>
      <style:text-properties officeooo:rsid="002a0010" officeooo:paragraph-rsid="002a0010"/>
    </style:style>
    <style:style style:name="P9" style:family="paragraph" style:parent-style-name="Text_20_body">
      <style:paragraph-properties fo:margin-top="0.3cm" fo:margin-bottom="0cm" style:contextual-spacing="false"/>
    </style:style>
    <style:style style:name="P10" style:family="paragraph" style:parent-style-name="Text_20_body">
      <style:paragraph-properties fo:margin-top="0.3cm" fo:margin-bottom="0cm" style:contextual-spacing="false"/>
      <style:text-properties officeooo:rsid="00234555" officeooo:paragraph-rsid="00234555"/>
    </style:style>
    <style:style style:name="P11" style:family="paragraph" style:parent-style-name="Text_20_body">
      <style:paragraph-properties fo:margin-top="0.3cm" fo:margin-bottom="0cm" style:contextual-spacing="false">
        <style:tab-stops>
          <style:tab-stop style:position="10.5cm"/>
          <style:tab-stop style:position="11cm"/>
        </style:tab-stops>
      </style:paragraph-properties>
      <style:text-properties officeooo:rsid="00234555" officeooo:paragraph-rsid="003391f4"/>
    </style:style>
    <style:style style:name="P12" style:family="paragraph" style:parent-style-name="Text_20_body">
      <style:paragraph-properties fo:margin-top="0.3cm" fo:margin-bottom="0cm" style:contextual-spacing="false"/>
      <style:text-properties officeooo:rsid="00322033" officeooo:paragraph-rsid="003391f4"/>
    </style:style>
    <style:style style:name="P13" style:family="paragraph" style:parent-style-name="Text_20_body" style:master-page-name="">
      <style:paragraph-properties fo:margin-top="0.3cm" fo:margin-bottom="0cm" style:contextual-spacing="false" style:page-number="auto"/>
      <style:text-properties officeooo:rsid="00407d3b" officeooo:paragraph-rsid="00407d3b"/>
    </style:style>
    <style:style style:name="P14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bold" officeooo:rsid="001beb9b" officeooo:paragraph-rsid="0020f1cd" style:font-weight-asian="bold" style:font-weight-complex="bold"/>
    </style:style>
    <style:style style:name="P15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bold" officeooo:rsid="001beb9b" officeooo:paragraph-rsid="001beb9b" style:font-weight-asian="bold" style:font-weight-complex="bold"/>
    </style:style>
    <style:style style:name="P16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bold" officeooo:rsid="001beb9b" officeooo:paragraph-rsid="002121a1" style:font-weight-asian="bold" style:font-weight-complex="bold"/>
    </style:style>
    <style:style style:name="P17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bold" officeooo:rsid="0033b5b3" officeooo:paragraph-rsid="0033b5b3" style:font-weight-asian="bold" style:font-weight-complex="bold"/>
    </style:style>
    <style:style style:name="P18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bold" officeooo:rsid="0041378f" officeooo:paragraph-rsid="0041378f" style:font-weight-asian="bold" style:font-weight-complex="bold"/>
    </style:style>
    <style:style style:name="P19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style:font-name="Liberation Mono" fo:font-size="11pt" fo:font-weight="bold" officeooo:rsid="001beb9b" officeooo:paragraph-rsid="0022943f" style:font-size-asian="11pt" style:font-weight-asian="bold" style:font-size-complex="11pt" style:font-weight-complex="bold"/>
    </style:style>
    <style:style style:name="P20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style:font-name="Liberation Mono" fo:font-size="11pt" fo:font-weight="bold" officeooo:rsid="001beb9b" officeooo:paragraph-rsid="002121a1" style:font-size-asian="11pt" style:font-weight-asian="bold" style:font-size-complex="11pt" style:font-weight-complex="bold"/>
    </style:style>
    <style:style style:name="P21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style:font-name="Liberation Mono" fo:font-size="11pt" fo:language="en" fo:country="GB" fo:font-weight="bold" officeooo:rsid="00536056" officeooo:paragraph-rsid="00536056" style:font-size-asian="11pt" style:font-weight-asian="bold" style:font-size-complex="11pt" style:font-weight-complex="bold"/>
    </style:style>
    <style:style style:name="P22" style:family="paragraph" style:parent-style-name="Text_20_body" style:master-page-name="">
      <style:paragraph-properties fo:margin-left="2cm" fo:margin-right="0cm" fo:margin-top="0.3cm" fo:margin-bottom="0cm" style:contextual-spacing="false" fo:line-height="100%" fo:text-indent="0cm" style:auto-text-indent="false" style:page-number="auto"/>
      <style:text-properties fo:font-weight="normal" officeooo:rsid="001c8810" officeooo:paragraph-rsid="001c8810" style:font-weight-asian="normal" style:font-weight-complex="normal"/>
    </style:style>
    <style:style style:name="P23" style:family="paragraph" style:parent-style-name="Text_20_body" style:master-page-name="">
      <style:paragraph-properties fo:margin-left="2cm" fo:margin-right="0cm" fo:margin-top="0.3cm" fo:margin-bottom="0cm" style:contextual-spacing="false" fo:line-height="100%" fo:orphans="2" fo:widows="2" fo:text-indent="0cm" style:auto-text-indent="false" style:page-number="auto"/>
      <style:text-properties fo:font-weight="normal" officeooo:rsid="00491df1" officeooo:paragraph-rsid="004e09d4" style:font-weight-asian="normal" style:font-weight-complex="normal"/>
    </style:style>
    <style:style style:name="P24" style:family="paragraph" style:parent-style-name="Text_20_body" style:master-page-name="">
      <style:paragraph-properties fo:margin-left="2cm" fo:margin-right="0cm" fo:margin-top="0.3cm" fo:margin-bottom="0cm" style:contextual-spacing="false" fo:line-height="100%" fo:orphans="2" fo:widows="2" fo:text-indent="0cm" style:auto-text-indent="false" style:page-number="auto"/>
      <style:text-properties fo:font-weight="normal" officeooo:rsid="00491df1" officeooo:paragraph-rsid="004e30a4" style:font-weight-asian="normal" style:font-weight-complex="normal"/>
    </style:style>
    <style:style style:name="P25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style:font-name="Liberation Mono" fo:font-size="11pt" fo:font-weight="bold" officeooo:rsid="001beb9b" officeooo:paragraph-rsid="0022a273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style:font-name="Liberation Mono" fo:font-size="11pt" fo:font-weight="bold" officeooo:rsid="0022943f" officeooo:paragraph-rsid="0022943f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style:font-name="Liberation Mono" fo:font-size="11pt" fo:font-weight="bold" officeooo:rsid="0022943f" officeooo:paragraph-rsid="0025e58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style:font-name="Liberation Mono" fo:font-size="11pt" fo:font-weight="bold" officeooo:rsid="002b0210" officeooo:paragraph-rsid="002b0210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48ad4" officeooo:paragraph-rsid="002670ef" style:font-weight-asian="bold" style:font-weight-complex="bold"/>
    </style:style>
    <style:style style:name="P30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48ad4" officeooo:paragraph-rsid="003090ca" style:font-weight-asian="bold" style:font-weight-complex="bold"/>
    </style:style>
    <style:style style:name="P31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5e58d" officeooo:paragraph-rsid="0025e58d" style:font-weight-asian="bold" style:font-weight-complex="bold"/>
    </style:style>
    <style:style style:name="P32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>
        <style:tab-stops>
          <style:tab-stop style:position="3.678cm"/>
          <style:tab-stop style:position="7.488cm"/>
        </style:tab-stops>
      </style:paragraph-properties>
      <style:text-properties fo:font-weight="bold" officeooo:rsid="0025e58d" officeooo:paragraph-rsid="0025e58d" style:font-weight-asian="bold" style:font-weight-complex="bold"/>
    </style:style>
    <style:style style:name="P33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5e58d" officeooo:paragraph-rsid="002670ef" style:font-weight-asian="bold" style:font-weight-complex="bold"/>
    </style:style>
    <style:style style:name="P34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84d37" officeooo:paragraph-rsid="00284d37" style:font-weight-asian="bold" style:font-weight-complex="bold"/>
    </style:style>
    <style:style style:name="P35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2a0010" officeooo:paragraph-rsid="002a0010" style:font-weight-asian="bold" style:font-weight-complex="bold"/>
    </style:style>
    <style:style style:name="P36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391f4" officeooo:paragraph-rsid="003391f4" style:font-weight-asian="bold" style:font-weight-complex="bold"/>
    </style:style>
    <style:style style:name="P37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391f4" officeooo:paragraph-rsid="0033b5b3" style:font-weight-asian="bold" style:font-weight-complex="bold"/>
    </style:style>
    <style:style style:name="P38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3b5b3" officeooo:paragraph-rsid="0033b5b3" style:font-weight-asian="bold" style:font-weight-complex="bold"/>
    </style:style>
    <style:style style:name="P39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3b5b3" officeooo:paragraph-rsid="0034bd6b" style:font-weight-asian="bold" style:font-weight-complex="bold"/>
    </style:style>
    <style:style style:name="P40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3b5b3" officeooo:paragraph-rsid="003bafed" style:font-weight-asian="bold" style:font-weight-complex="bold"/>
    </style:style>
    <style:style style:name="P41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c258b" officeooo:paragraph-rsid="003c258b" style:font-weight-asian="bold" style:font-weight-complex="bold"/>
    </style:style>
    <style:style style:name="P42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3b96ac" officeooo:paragraph-rsid="00407d3b" style:font-weight-asian="bold" style:font-weight-complex="bold"/>
    </style:style>
    <style:style style:name="P43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1beb9b" officeooo:paragraph-rsid="002121a1" style:font-weight-asian="bold" style:font-weight-complex="bold"/>
    </style:style>
    <style:style style:name="P44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407d3b" officeooo:paragraph-rsid="00407d3b" style:font-weight-asian="bold" style:font-weight-complex="bold"/>
    </style:style>
    <style:style style:name="P45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432cf0" officeooo:paragraph-rsid="00432cf0" style:font-weight-asian="bold" style:font-weight-complex="bold"/>
    </style:style>
    <style:style style:name="P46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bold" officeooo:rsid="004fa19b" officeooo:paragraph-rsid="004fa19b" style:font-weight-asian="bold" style:font-weight-complex="bold"/>
    </style:style>
    <style:style style:name="P47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officeooo:rsid="002b0210" officeooo:paragraph-rsid="002b0210"/>
    </style:style>
    <style:style style:name="P48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284d37" officeooo:paragraph-rsid="00284d37" style:font-weight-asian="normal" style:font-weight-complex="normal"/>
    </style:style>
    <style:style style:name="P49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248ad4" officeooo:paragraph-rsid="002670ef" style:font-weight-asian="normal" style:font-weight-complex="normal"/>
    </style:style>
    <style:style style:name="P50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2d441f" officeooo:paragraph-rsid="002d441f" style:font-weight-asian="normal" style:font-weight-complex="normal"/>
    </style:style>
    <style:style style:name="P51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3391f4" officeooo:paragraph-rsid="003391f4" style:font-weight-asian="normal" style:font-weight-complex="normal"/>
    </style:style>
    <style:style style:name="P52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3391f4" officeooo:paragraph-rsid="00548b70" style:font-weight-asian="normal" style:font-weight-complex="normal"/>
    </style:style>
    <style:style style:name="P53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322033" officeooo:paragraph-rsid="0033b5b3" style:font-weight-asian="normal" style:font-weight-complex="normal"/>
    </style:style>
    <style:style style:name="P54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3c258b" officeooo:paragraph-rsid="003c258b" style:font-weight-asian="normal" style:font-weight-complex="normal"/>
    </style:style>
    <style:style style:name="P55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3e84e6" officeooo:paragraph-rsid="003e84e6" style:font-weight-asian="normal" style:font-weight-complex="normal"/>
    </style:style>
    <style:style style:name="P56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432cf0" officeooo:paragraph-rsid="00432cf0" style:font-weight-asian="normal" style:font-weight-complex="normal"/>
    </style:style>
    <style:style style:name="P57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407d3b" officeooo:paragraph-rsid="00407d3b" style:font-weight-asian="normal" style:font-weight-complex="normal"/>
    </style:style>
    <style:style style:name="P58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548b70" officeooo:paragraph-rsid="00548b70" style:font-weight-asian="normal" style:font-weight-complex="normal"/>
    </style:style>
    <style:style style:name="P59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fo:font-weight="normal" officeooo:rsid="0055996c" officeooo:paragraph-rsid="0055996c" style:font-weight-asian="normal" style:font-weight-complex="normal"/>
    </style:style>
    <style:style style:name="P60" style:family="paragraph" style:parent-style-name="Text_20_body">
      <style:paragraph-properties fo:margin-left="2cm" fo:margin-right="0cm" fo:margin-top="0.199cm" fo:margin-bottom="0cm" style:contextual-spacing="false" fo:line-height="100%" fo:text-indent="0cm" style:auto-text-indent="false">
        <style:tab-stops>
          <style:tab-stop style:position="3.678cm"/>
          <style:tab-stop style:position="7.488cm"/>
        </style:tab-stops>
      </style:paragraph-properties>
      <style:text-properties style:font-name="Liberation Mono" fo:font-size="11pt" fo:language="zxx" fo:country="none" fo:font-weight="normal" officeooo:rsid="001e5c16" officeooo:paragraph-rsid="0025e58d" style:font-name-asian="Liberation Serif1" style:font-size-asian="11pt" style:font-weight-asian="normal" style:font-name-complex="Liberation Serif1" style:font-size-complex="11pt" style:font-weight-complex="normal"/>
    </style:style>
    <style:style style:name="P61" style:family="paragraph" style:parent-style-name="Text_20_body">
      <style:paragraph-properties fo:margin-left="2cm" fo:margin-right="0cm" fo:margin-top="0.199cm" fo:margin-bottom="0cm" style:contextual-spacing="false" fo:line-height="100%" fo:text-indent="0cm" style:auto-text-indent="false">
        <style:tab-stops>
          <style:tab-stop style:position="3.678cm"/>
          <style:tab-stop style:position="7.488cm"/>
        </style:tab-stops>
      </style:paragraph-properties>
      <style:text-properties style:font-name="Liberation Mono" fo:font-size="11pt" fo:language="zxx" fo:country="none" fo:font-weight="normal" officeooo:rsid="001e5c16" officeooo:paragraph-rsid="003090ca" style:font-name-asian="Liberation Serif1" style:font-size-asian="11pt" style:font-weight-asian="normal" style:font-name-complex="Liberation Serif1" style:font-size-complex="11pt" style:font-weight-complex="normal"/>
    </style:style>
    <style:style style:name="P62" style:family="paragraph" style:parent-style-name="Text_20_body" style:master-page-name="">
      <style:paragraph-properties fo:margin-left="2cm" fo:margin-right="0cm" fo:margin-top="0.9cm" fo:margin-bottom="0cm" style:contextual-spacing="false" fo:line-height="100%" fo:text-indent="0cm" style:auto-text-indent="false" style:page-number="auto"/>
      <style:text-properties officeooo:rsid="003c258b" officeooo:paragraph-rsid="003c258b"/>
    </style:style>
    <style:style style:name="P63" style:family="paragraph" style:parent-style-name="Text_20_body" style:master-page-name="">
      <style:paragraph-properties fo:margin-left="2cm" fo:margin-right="0cm" fo:margin-top="0.9cm" fo:margin-bottom="0cm" style:contextual-spacing="false" fo:line-height="100%" fo:text-indent="0cm" style:auto-text-indent="false" style:page-number="auto"/>
      <style:text-properties fo:font-weight="normal" officeooo:rsid="00422578" officeooo:paragraph-rsid="00422578" style:font-weight-asian="normal" style:font-weight-complex="normal"/>
    </style:style>
    <style:style style:name="P64" style:family="paragraph" style:parent-style-name="Text_20_body" style:master-page-name="">
      <style:paragraph-properties fo:margin-left="2cm" fo:margin-right="0cm" fo:margin-top="0.101cm" fo:margin-bottom="0cm" style:contextual-spacing="false" fo:line-height="100%" fo:orphans="2" fo:widows="2" fo:text-indent="0cm" style:auto-text-indent="false" style:page-number="auto"/>
      <style:text-properties style:font-name="Liberation Mono" fo:font-size="11pt" fo:font-weight="normal" officeooo:rsid="004a9b0b" officeooo:paragraph-rsid="004e09d4" style:font-size-asian="9.60000038146973pt" style:font-weight-asian="normal" style:font-size-complex="11pt" style:font-weight-complex="normal"/>
    </style:style>
    <style:style style:name="P65" style:family="paragraph" style:parent-style-name="Text_20_body" style:master-page-name="">
      <style:paragraph-properties fo:margin-left="2.499cm" fo:margin-right="0cm" fo:margin-top="0.101cm" fo:margin-bottom="0cm" style:contextual-spacing="false" fo:line-height="100%" fo:text-indent="-0.499cm" style:auto-text-indent="false" style:page-number="auto"/>
      <style:text-properties style:font-name="Liberation Mono" fo:font-size="11pt" fo:font-weight="normal" officeooo:rsid="001e5c16" officeooo:paragraph-rsid="001ef95b" style:font-size-asian="11pt" style:font-weight-asian="normal" style:font-size-complex="11pt" style:font-weight-complex="normal"/>
    </style:style>
    <style:style style:name="P66" style:family="paragraph" style:parent-style-name="Text_20_body" style:master-page-name="">
      <style:paragraph-properties fo:margin-left="2.499cm" fo:margin-right="0cm" fo:margin-top="0.101cm" fo:margin-bottom="0cm" style:contextual-spacing="false" fo:line-height="100%" fo:text-indent="-0.499cm" style:auto-text-indent="false" style:page-number="auto"/>
      <style:text-properties style:font-name="Liberation Mono" fo:font-size="11pt" fo:font-weight="normal" officeooo:rsid="001e5c16" officeooo:paragraph-rsid="0025e58d" style:font-size-asian="11pt" style:font-weight-asian="normal" style:font-size-complex="11pt" style:font-weight-complex="normal"/>
    </style:style>
    <style:style style:name="P67" style:family="paragraph" style:parent-style-name="Text_20_body" style:master-page-name="">
      <style:paragraph-properties fo:margin-left="2.499cm" fo:margin-right="0cm" fo:margin-top="0.101cm" fo:margin-bottom="0cm" style:contextual-spacing="false" fo:line-height="100%" fo:text-indent="-0.499cm" style:auto-text-indent="false" style:page-number="auto">
        <style:tab-stops>
          <style:tab-stop style:position="3.493cm"/>
        </style:tab-stops>
      </style:paragraph-properties>
      <style:text-properties style:font-name="Liberation Mono" fo:font-size="11pt" fo:font-weight="bold" officeooo:rsid="001dbad9" officeooo:paragraph-rsid="001ef95b" style:font-size-asian="11pt" style:font-weight-asian="bold" style:font-size-complex="11pt" style:font-weight-complex="bold"/>
    </style:style>
    <style:style style:name="P68" style:family="paragraph" style:parent-style-name="Text_20_body" style:master-page-name="">
      <style:paragraph-properties fo:margin-left="2.499cm" fo:margin-right="0cm" fo:margin-top="0.101cm" fo:margin-bottom="0cm" style:contextual-spacing="false" fo:line-height="100%" fo:orphans="2" fo:widows="2" fo:text-indent="-0.499cm" style:auto-text-indent="false" style:page-number="auto"/>
      <style:text-properties officeooo:rsid="002b0210" officeooo:paragraph-rsid="002b0210"/>
    </style:style>
    <style:style style:name="P69" style:family="paragraph" style:parent-style-name="Text_20_body" style:master-page-name="">
      <style:paragraph-properties fo:margin-left="2.499cm" fo:margin-right="0cm" fo:margin-top="0.101cm" fo:margin-bottom="0cm" style:contextual-spacing="false" fo:line-height="100%" fo:orphans="2" fo:widows="2" fo:text-indent="-0.499cm" style:auto-text-indent="false" style:page-number="auto"/>
      <style:text-properties fo:font-weight="bold" officeooo:rsid="004fa19b" officeooo:paragraph-rsid="004fa19b" style:font-weight-asian="bold" style:font-weight-complex="bold"/>
    </style:style>
    <style:style style:name="P70" style:family="paragraph" style:parent-style-name="Text_20_body" style:master-page-name="">
      <style:paragraph-properties fo:margin-left="2.499cm" fo:margin-right="0cm" fo:margin-top="0.101cm" fo:margin-bottom="0cm" style:contextual-spacing="false" fo:line-height="100%" fo:orphans="2" fo:widows="2" fo:text-indent="-0.499cm" style:auto-text-indent="false" style:page-number="auto"/>
      <style:text-properties fo:font-weight="bold" officeooo:rsid="004fa19b" officeooo:paragraph-rsid="004fde49" style:font-weight-asian="bold" style:font-weight-complex="bold"/>
    </style:style>
    <style:style style:name="P71" style:family="paragraph" style:parent-style-name="Text_20_body">
      <style:paragraph-properties fo:margin-left="2.499cm" fo:margin-right="0cm" fo:margin-top="0.101cm" fo:margin-bottom="0cm" style:contextual-spacing="false" fo:line-height="100%" fo:text-indent="-0.499cm" style:auto-text-indent="false"/>
      <style:text-properties style:font-name="Liberation Mono" fo:font-size="11pt" fo:font-weight="normal" officeooo:rsid="001e5c16" officeooo:paragraph-rsid="001ef95b" style:font-size-asian="11pt" style:font-weight-asian="normal" style:font-size-complex="11pt" style:font-weight-complex="normal"/>
    </style:style>
    <style:style style:name="P72" style:family="paragraph" style:parent-style-name="Text_20_body">
      <style:paragraph-properties fo:margin-left="2.499cm" fo:margin-right="0cm" fo:margin-top="0.101cm" fo:margin-bottom="0cm" style:contextual-spacing="false" fo:line-height="100%" fo:text-indent="-0.499cm" style:auto-text-indent="false">
        <style:tab-stops>
          <style:tab-stop style:position="3.493cm"/>
        </style:tab-stops>
      </style:paragraph-properties>
      <style:text-properties style:font-name="Liberation Mono" fo:font-size="11pt" fo:font-weight="bold" officeooo:rsid="001dbad9" officeooo:paragraph-rsid="001ef95b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left="2.499cm" fo:margin-right="0cm" fo:margin-top="0.101cm" fo:margin-bottom="0cm" style:contextual-spacing="false" fo:line-height="100%" fo:text-indent="-0.499cm" style:auto-text-indent="false"/>
      <style:text-properties style:font-name="Liberation Mono" fo:font-size="11pt" fo:font-weight="bold" officeooo:rsid="001beb9b" officeooo:paragraph-rsid="0022a273" style:font-size-asian="11pt" style:font-weight-asian="bold" style:font-size-complex="11pt" style:font-weight-complex="bold"/>
    </style:style>
    <style:style style:name="P74" style:family="paragraph" style:parent-style-name="Text_20_body">
      <style:paragraph-properties fo:margin-left="2.499cm" fo:margin-right="0cm" fo:margin-top="0.101cm" fo:margin-bottom="0cm" style:contextual-spacing="false" fo:line-height="100%" fo:text-indent="-0.499cm" style:auto-text-indent="false">
        <style:tab-stops>
          <style:tab-stop style:position="3.493cm"/>
        </style:tab-stops>
      </style:paragraph-properties>
      <style:text-properties style:font-name="Liberation Mono" fo:font-size="11pt" fo:font-weight="bold" officeooo:rsid="001e5c16" officeooo:paragraph-rsid="001ef95b" style:font-size-asian="11pt" style:font-weight-asian="bold" style:font-size-complex="11pt" style:font-weight-complex="bold"/>
    </style:style>
    <style:style style:name="P75" style:family="paragraph" style:parent-style-name="Text_20_body">
      <style:paragraph-properties fo:margin-left="2.499cm" fo:margin-right="0cm" fo:margin-top="0.101cm" fo:margin-bottom="0cm" style:contextual-spacing="false" fo:line-height="100%" fo:orphans="2" fo:widows="2" fo:text-indent="-0.499cm" style:auto-text-indent="false"/>
      <style:text-properties officeooo:rsid="002b0210" officeooo:paragraph-rsid="002b0210"/>
    </style:style>
    <style:style style:name="P76" style:family="paragraph" style:parent-style-name="Text_20_body">
      <style:paragraph-properties fo:margin-left="2.499cm" fo:margin-right="0cm" fo:margin-top="0.3cm" fo:margin-bottom="0cm" style:contextual-spacing="false" fo:line-height="100%" fo:orphans="2" fo:widows="2" fo:text-indent="-0.499cm" style:auto-text-indent="false"/>
      <style:text-properties fo:font-weight="bold" officeooo:rsid="002a0010" officeooo:paragraph-rsid="002a0010" style:font-weight-asian="bold" style:font-weight-complex="bold"/>
    </style:style>
    <style:style style:name="P77" style:family="paragraph" style:parent-style-name="Text_20_body" style:master-page-name="">
      <style:paragraph-properties fo:margin-left="2.499cm" fo:margin-right="0cm" fo:margin-top="0.3cm" fo:margin-bottom="0cm" style:contextual-spacing="false" fo:line-height="100%" fo:orphans="2" fo:widows="2" fo:text-indent="-0.499cm" style:auto-text-indent="false" style:page-number="auto"/>
      <style:text-properties fo:font-weight="bold" officeooo:rsid="002a0010" officeooo:paragraph-rsid="002a0010" style:font-weight-asian="bold" style:font-weight-complex="bold"/>
    </style:style>
    <style:style style:name="P78" style:family="paragraph" style:parent-style-name="Text_20_body" style:master-page-name="">
      <style:paragraph-properties fo:margin-left="2.499cm" fo:margin-right="0cm" fo:margin-top="0.199cm" fo:margin-bottom="0cm" style:contextual-spacing="false" fo:line-height="100%" fo:orphans="2" fo:widows="2" fo:text-indent="-0.499cm" style:auto-text-indent="false" style:page-number="auto"/>
      <style:text-properties fo:font-weight="bold" officeooo:rsid="002a0010" officeooo:paragraph-rsid="002a0010" style:font-weight-asian="bold" style:font-weight-complex="bold"/>
    </style:style>
    <style:style style:name="P79" style:family="paragraph" style:parent-style-name="Text_20_body" style:master-page-name="">
      <style:paragraph-properties fo:margin-left="2.499cm" fo:margin-right="0cm" fo:margin-top="0.199cm" fo:margin-bottom="0cm" style:contextual-spacing="false" fo:line-height="100%" fo:orphans="2" fo:widows="2" fo:text-indent="-0.499cm" style:auto-text-indent="false" style:page-number="auto"/>
      <style:text-properties fo:font-weight="bold" officeooo:rsid="0041378f" officeooo:paragraph-rsid="0041378f" style:font-weight-asian="bold" style:font-weight-complex="bold"/>
    </style:style>
    <style:style style:name="P80" style:family="paragraph" style:parent-style-name="Text_20_body" style:master-page-name="">
      <style:paragraph-properties fo:margin-left="2.499cm" fo:margin-right="0cm" fo:margin-top="0.199cm" fo:margin-bottom="0cm" style:contextual-spacing="false" fo:line-height="100%" fo:orphans="2" fo:widows="2" fo:text-indent="-0.499cm" style:auto-text-indent="false" style:page-number="auto"/>
      <style:text-properties style:font-name="Liberation Mono" fo:font-size="11pt" fo:font-weight="bold" officeooo:rsid="002b0210" officeooo:paragraph-rsid="0035c9d4" style:font-size-asian="11pt" style:font-weight-asian="bold" style:font-size-complex="11pt" style:font-weight-complex="bold"/>
    </style:style>
    <style:style style:name="P81" style:family="paragraph" style:parent-style-name="Text_20_body" style:master-page-name="">
      <style:paragraph-properties fo:margin-left="2.499cm" fo:margin-right="0cm" fo:margin-top="0.199cm" fo:margin-bottom="0cm" style:contextual-spacing="false" fo:line-height="100%" fo:orphans="2" fo:widows="2" fo:text-indent="-0.499cm" style:auto-text-indent="false" style:page-number="auto"/>
      <style:text-properties style:font-name="Liberation Mono" fo:font-size="11pt" fo:font-weight="bold" officeooo:rsid="002b0210" officeooo:paragraph-rsid="0038f35a" style:font-size-asian="11pt" style:font-weight-asian="bold" style:font-size-complex="11pt" style:font-weight-complex="bold"/>
    </style:style>
    <style:style style:name="P82" style:family="paragraph" style:parent-style-name="Text_20_body" style:master-page-name="">
      <style:paragraph-properties fo:margin-left="2.499cm" fo:margin-right="0cm" fo:margin-top="0.199cm" fo:margin-bottom="0cm" style:contextual-spacing="false" fo:line-height="100%" fo:orphans="2" fo:widows="2" fo:text-indent="-0.499cm" style:auto-text-indent="false" style:page-number="auto"/>
      <style:text-properties fo:language="zxx" fo:country="none" fo:font-weight="bold" officeooo:rsid="002a0010" officeooo:paragraph-rsid="0033b5b3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style:font-name="Liberation Mono" fo:font-size="11pt" fo:font-weight="bold" officeooo:rsid="002becc9" officeooo:paragraph-rsid="0031beec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style:font-name="Liberation Mono" fo:font-size="11pt" fo:font-weight="bold" officeooo:rsid="002becc9" officeooo:paragraph-rsid="0038f35a" style:font-size-asian="11pt" style:font-weight-asian="bold" style:font-size-complex="11pt" style:font-weight-complex="bold"/>
    </style:style>
    <style:style style:name="P85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style:font-name="Liberation Mono" fo:font-size="11pt" fo:font-weight="bold" officeooo:rsid="002b0210" officeooo:paragraph-rsid="002becc9" style:font-size-asian="11pt" style:font-weight-asian="bold" style:font-size-complex="11pt" style:font-weight-complex="bold"/>
    </style:style>
    <style:style style:name="P86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style:font-name="Liberation Mono" fo:font-size="11pt" fo:font-weight="bold" officeooo:rsid="002b0210" officeooo:paragraph-rsid="0038f35a" style:font-size-asian="11pt" style:font-weight-asian="bold" style:font-size-complex="11pt" style:font-weight-complex="bold"/>
    </style:style>
    <style:style style:name="P87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fo:font-weight="bold" officeooo:rsid="002a0010" officeooo:paragraph-rsid="002a0010" style:font-weight-asian="bold" style:font-weight-complex="bold"/>
    </style:style>
    <style:style style:name="P88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fo:font-weight="bold" officeooo:rsid="002a0010" officeooo:paragraph-rsid="0033b5b3" style:font-weight-asian="bold" style:font-weight-complex="bold"/>
    </style:style>
    <style:style style:name="P89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fo:font-weight="bold" officeooo:rsid="0041378f" officeooo:paragraph-rsid="0041378f" style:font-weight-asian="bold" style:font-weight-complex="bold"/>
    </style:style>
    <style:style style:name="P90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fo:language="zxx" fo:country="none" fo:font-weight="bold" officeooo:rsid="002a0010" officeooo:paragraph-rsid="0033b5b3" style:language-asian="zxx" style:country-asian="none" style:font-weight-asian="bold" style:language-complex="zxx" style:country-complex="none" style:font-weight-complex="bold"/>
    </style:style>
    <style:style style:name="P91" style:family="paragraph" style:parent-style-name="Text_20_body">
      <style:paragraph-properties fo:margin-left="2.499cm" fo:margin-right="0cm" fo:margin-top="0.199cm" fo:margin-bottom="0cm" style:contextual-spacing="false" fo:line-height="100%" fo:orphans="2" fo:widows="2" fo:text-indent="-0.499cm" style:auto-text-indent="false"/>
      <style:text-properties fo:language="zxx" fo:country="none" fo:font-weight="bold" officeooo:rsid="002a0010" officeooo:paragraph-rsid="0034bd6b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98cm"/>
        </style:tab-stops>
      </style:paragraph-properties>
      <style:text-properties fo:font-weight="normal" officeooo:rsid="002d441f" officeooo:paragraph-rsid="002d441f" style:font-weight-asian="normal" style:font-weight-complex="normal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03c258b" officeooo:paragraph-rsid="003e84e6" style:font-weight-asian="normal" style:font-weight-complex="normal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03c258b" officeooo:paragraph-rsid="003c258b" style:font-weight-asian="normal" style:font-weight-complex="normal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03c258b" officeooo:paragraph-rsid="003ccf6c" style:font-weight-asian="normal" style:font-weight-complex="normal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03c258b" officeooo:paragraph-rsid="003e7051" style:font-weight-asian="normal" style:font-weight-complex="normal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98cm"/>
        </style:tab-stops>
      </style:paragraph-properties>
      <style:text-properties style:font-name="Liberation Mono" fo:font-size="11pt" fo:language="zxx" fo:country="none" fo:font-weight="normal" officeooo:rsid="001e5c16" officeooo:paragraph-rsid="002121a1" style:font-size-asian="11pt" style:font-weight-asian="normal" style:font-size-complex="11pt" style:font-weight-complex="normal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98cm"/>
        </style:tab-stops>
      </style:paragraph-properties>
      <style:text-properties style:font-name="Liberation Mono" fo:font-size="11pt" fo:language="zxx" fo:country="none" fo:font-weight="normal" officeooo:rsid="002f0715" officeooo:paragraph-rsid="002121a1" style:font-size-asian="11pt" style:font-weight-asian="normal" style:font-size-complex="11pt" style:font-weight-complex="normal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98cm"/>
        </style:tab-stops>
      </style:paragraph-properties>
      <style:text-properties style:font-name="Liberation Mono" fo:font-size="11pt" fo:language="zxx" fo:country="none" fo:font-weight="normal" officeooo:rsid="002d441f" officeooo:paragraph-rsid="002121a1" style:font-size-asian="11pt" style:font-weight-asian="normal" style:font-size-complex="11pt" style:font-weight-complex="normal"/>
    </style:style>
    <style:style style:name="P10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bold" officeooo:rsid="003c258b" officeooo:paragraph-rsid="003e84e6" style:font-size-asian="11pt" style:font-weight-asian="bold" style:font-size-complex="11pt" style:font-weight-complex="bold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bold" officeooo:rsid="003c258b" officeooo:paragraph-rsid="003ccf6c" style:font-size-asian="11pt" style:font-weight-asian="bold" style:font-size-complex="11pt" style:font-weight-complex="bold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cf6c" officeooo:paragraph-rsid="003ccf6c" style:font-size-asian="11pt" style:font-weight-asian="normal" style:font-size-complex="11pt" style:font-weight-complex="normal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cf6c" officeooo:paragraph-rsid="003e7051" style:font-size-asian="11pt" style:font-weight-asian="normal" style:font-size-complex="11pt" style:font-weight-complex="normal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cf6c" officeooo:paragraph-rsid="003e84e6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e7051" officeooo:paragraph-rsid="003e7051" style:font-size-asian="11pt" style:font-weight-asian="normal" style:font-size-complex="11pt" style:font-weight-complex="normal"/>
    </style:style>
    <style:style style:name="P10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e84e6" officeooo:paragraph-rsid="003e84e6" style:font-size-asian="11pt" style:font-weight-asian="normal" style:font-size-complex="11pt" style:font-weight-complex="normal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258b" officeooo:paragraph-rsid="003c258b" style:font-size-asian="11pt" style:font-weight-asian="normal" style:font-size-complex="11pt" style:font-weight-complex="normal"/>
    </style:style>
    <style:style style:name="P10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258b" officeooo:paragraph-rsid="003ccf6c" style:font-size-asian="11pt" style:font-weight-asian="normal" style:font-size-complex="11pt" style:font-weight-complex="normal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1pt" fo:font-weight="normal" officeooo:rsid="003c258b" officeooo:paragraph-rsid="003e7051" style:font-size-asian="11pt" style:font-weight-asian="normal" style:font-size-complex="11pt" style:font-weight-complex="normal"/>
    </style:style>
    <style:style style:name="P1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1pt" officeooo:rsid="003b96ac" officeooo:paragraph-rsid="003bafed" style:font-size-asian="11pt" style:font-size-complex="11pt"/>
    </style:style>
    <style:style style:name="P1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1pt" officeooo:rsid="003b96ac" officeooo:paragraph-rsid="003b96ac" style:font-size-asian="11pt" style:font-size-complex="11pt"/>
    </style:style>
    <style:style style:name="P1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1pt" officeooo:rsid="003bafed" officeooo:paragraph-rsid="003bafed" style:font-size-asian="11pt" style:font-size-complex="11pt"/>
    </style:style>
    <style:style style:name="P1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1pt" officeooo:rsid="003bafed" officeooo:paragraph-rsid="003b96ac" style:font-size-asian="11pt" style:font-size-complex="11pt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98cm"/>
        </style:tab-stops>
      </style:paragraph-properties>
      <style:text-properties style:font-name="Liberation Serif" fo:font-size="12pt" fo:language="zxx" fo:country="none" fo:font-weight="normal" officeooo:rsid="002f0715" officeooo:paragraph-rsid="002121a1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ccf6c" officeooo:paragraph-rsid="003e84e6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3bafed" officeooo:paragraph-rsid="003bafed"/>
    </style:style>
    <style:style style:name="P1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rsid="003c258b" officeooo:paragraph-rsid="003c258b" style:font-weight-asian="bold" style:font-weight-complex="bold"/>
    </style:style>
    <style:style style:name="P1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rsid="003c258b" officeooo:paragraph-rsid="003ccf6c" style:font-weight-asian="bold" style:font-weight-complex="bold"/>
    </style:style>
    <style:style style:name="P11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rsid="003c258b" officeooo:paragraph-rsid="003e7051" style:font-weight-asian="bold" style:font-weight-complex="bold"/>
    </style:style>
    <style:style style:name="P12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rsid="003c258b" officeooo:paragraph-rsid="003e84e6" style:font-weight-asian="bold" style:font-weight-complex="bold"/>
    </style:style>
    <style:style style:name="P12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>
        <style:tab-stops>
          <style:tab-stop style:position="10.5cm"/>
          <style:tab-stop style:position="11cm"/>
        </style:tab-stops>
      </style:paragraph-properties>
      <style:text-properties style:font-name="Liberation Serif1" fo:font-size="12pt" fo:font-weight="normal" officeooo:rsid="001ef95b" officeooo:paragraph-rsid="0041378f" style:font-name-asian="Liberation Serif1" style:font-size-asian="12pt" style:font-weight-asian="normal" style:font-name-complex="Liberation Serif1" style:font-size-complex="12pt" style:font-weight-complex="normal"/>
    </style:style>
    <style:style style:name="P122" style:family="paragraph" style:parent-style-name="Text_20_body" style:master-page-name=""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/>
      <style:text-properties style:font-name="Liberation Mono" fo:font-size="11pt" fo:font-weight="normal" officeooo:rsid="00432cf0" officeooo:paragraph-rsid="00432cf0" style:font-size-asian="9.60000038146973pt" style:font-weight-asian="normal" style:font-size-complex="11pt" style:font-weight-complex="normal"/>
    </style:style>
    <style:style style:name="P123" style:family="paragraph" style:parent-style-name="Text_20_body" style:master-page-name="">
      <style:paragraph-properties fo:margin-left="11.749cm" fo:margin-right="0cm" fo:margin-top="0.199cm" fo:margin-bottom="0cm" style:contextual-spacing="false" fo:line-height="100%" fo:orphans="2" fo:widows="2" fo:text-indent="-0.499cm" style:auto-text-indent="false" style:page-number="auto">
        <style:tab-stops/>
      </style:paragraph-properties>
      <style:text-properties officeooo:rsid="003391f4" officeooo:paragraph-rsid="003391f4"/>
    </style:style>
    <style:style style:name="P124" style:family="paragraph" style:parent-style-name="Standard" style:master-page-name="">
      <style:paragraph-properties style:page-number="auto"/>
      <style:text-properties officeooo:rsid="0018b85a" officeooo:paragraph-rsid="003e7051"/>
    </style:style>
    <style:style style:name="P125" style:family="paragraph" style:parent-style-name="Standard" style:master-page-name="">
      <style:paragraph-properties style:page-number="auto"/>
      <style:text-properties officeooo:rsid="0018b85a" officeooo:paragraph-rsid="0055996c"/>
    </style:style>
    <style:style style:name="P126" style:family="paragraph" style:parent-style-name="Text_20_body">
      <style:paragraph-properties fo:margin-left="4.001cm" fo:margin-right="0cm" fo:margin-top="0.3cm" fo:margin-bottom="0cm" style:contextual-spacing="false" fo:line-height="100%" fo:orphans="2" fo:widows="2" fo:text-indent="-2cm" style:auto-text-indent="false"/>
      <style:text-properties fo:font-weight="normal" officeooo:rsid="00491df1" officeooo:paragraph-rsid="004a9b0b" style:font-weight-asian="normal" style:font-weight-complex="normal"/>
    </style:style>
    <style:style style:name="P127" style:family="paragraph" style:parent-style-name="Text_20_body">
      <style:paragraph-properties fo:margin-left="4.001cm" fo:margin-right="0cm" fo:margin-top="0.101cm" fo:margin-bottom="0cm" style:contextual-spacing="false" fo:line-height="100%" fo:orphans="2" fo:widows="2" fo:text-indent="-2cm" style:auto-text-indent="false"/>
      <style:text-properties style:font-name="Liberation Mono" fo:font-size="11pt" fo:font-weight="normal" officeooo:rsid="00491df1" officeooo:paragraph-rsid="004a9b0b" style:font-size-asian="9.60000038146973pt" style:font-weight-asian="normal" style:font-size-complex="11pt" style:font-weight-complex="normal"/>
    </style:style>
    <style:style style:name="P128" style:family="paragraph" style:parent-style-name="Text_20_body">
      <style:paragraph-properties fo:margin-left="4.249cm" fo:margin-right="0cm" fo:margin-top="0.499cm" fo:margin-bottom="0cm" style:contextual-spacing="false" fo:line-height="100%" fo:orphans="2" fo:widows="2" fo:text-indent="-2.251cm" style:auto-text-indent="false">
        <style:tab-stops/>
      </style:paragraph-properties>
      <style:text-properties fo:font-weight="normal" officeooo:rsid="00491df1" officeooo:paragraph-rsid="004e09d4" style:font-weight-asian="normal" style:font-weight-complex="normal"/>
    </style:style>
    <style:style style:name="P129" style:family="paragraph" style:parent-style-name="Text_20_body" style:master-page-name="">
      <style:paragraph-properties fo:margin-left="4.249cm" fo:margin-right="0cm" fo:margin-top="0.499cm" fo:margin-bottom="0cm" style:contextual-spacing="false" fo:line-height="100%" fo:orphans="2" fo:widows="2" fo:text-indent="-2.251cm" style:auto-text-indent="false" style:page-number="auto">
        <style:tab-stops/>
      </style:paragraph-properties>
      <style:text-properties fo:font-weight="normal" officeooo:rsid="00491df1" officeooo:paragraph-rsid="004a9b0b" style:font-weight-asian="normal" style:font-weight-complex="normal"/>
    </style:style>
    <style:style style:name="P130" style:family="paragraph" style:parent-style-name="Text_20_body">
      <style:paragraph-properties fo:margin-left="4.249cm" fo:margin-right="0cm" fo:margin-top="0.101cm" fo:margin-bottom="0cm" style:contextual-spacing="false" fo:line-height="100%" fo:orphans="2" fo:widows="2" fo:text-indent="-2.251cm" style:auto-text-indent="false">
        <style:tab-stops/>
      </style:paragraph-properties>
      <style:text-properties fo:font-weight="normal" officeooo:rsid="00491df1" officeooo:paragraph-rsid="004a9b0b" style:font-weight-asian="normal" style:font-weight-complex="normal"/>
    </style:style>
    <style:style style:name="P131" style:family="paragraph" style:parent-style-name="Text_20_body">
      <style:paragraph-properties fo:margin-left="4.249cm" fo:margin-right="0cm" fo:margin-top="0.101cm" fo:margin-bottom="0cm" style:contextual-spacing="false" fo:line-height="100%" fo:orphans="2" fo:widows="2" fo:text-indent="-2.251cm" style:auto-text-indent="false">
        <style:tab-stops/>
      </style:paragraph-properties>
      <style:text-properties fo:font-weight="normal" officeooo:rsid="00491df1" officeooo:paragraph-rsid="004e30a4" style:font-weight-asian="normal" style:font-weight-complex="normal"/>
    </style:style>
    <style:style style:name="P132" style:family="paragraph" style:parent-style-name="Text_20_body">
      <style:paragraph-properties fo:margin-left="4.249cm" fo:margin-right="0cm" fo:margin-top="0.101cm" fo:margin-bottom="0cm" style:contextual-spacing="false" fo:line-height="100%" fo:orphans="2" fo:widows="2" fo:text-indent="-2.251cm" style:auto-text-indent="false">
        <style:tab-stops/>
      </style:paragraph-properties>
      <style:text-properties fo:font-weight="normal" officeooo:rsid="004c6d2a" officeooo:paragraph-rsid="004c6d2a" style:font-weight-asian="normal" style:font-weight-complex="normal"/>
    </style:style>
    <style:style style:name="P133" style:family="paragraph" style:parent-style-name="Text_20_body">
      <style:paragraph-properties fo:margin-left="4.249cm" fo:margin-right="0cm" fo:margin-top="0.101cm" fo:margin-bottom="0cm" style:contextual-spacing="false" fo:line-height="100%" fo:orphans="2" fo:widows="2" fo:text-indent="-2.251cm" style:auto-text-indent="false">
        <style:tab-stops/>
      </style:paragraph-properties>
      <style:text-properties fo:font-weight="normal" officeooo:rsid="004c6d2a" officeooo:paragraph-rsid="004e09d4" style:font-weight-asian="normal" style:font-weight-complex="normal"/>
    </style:style>
    <style:style style:name="P134" style:family="paragraph" style:parent-style-name="Text_20_body">
      <style:paragraph-properties fo:margin-left="4.249cm" fo:margin-right="0cm" fo:margin-top="0.101cm" fo:margin-bottom="0cm" style:contextual-spacing="false" fo:line-height="100%" fo:orphans="2" fo:widows="2" fo:text-indent="-2.251cm" style:auto-text-indent="false">
        <style:tab-stops/>
      </style:paragraph-properties>
      <style:text-properties style:font-name="Liberation Mono" fo:font-size="11pt" fo:font-weight="normal" officeooo:rsid="00491df1" officeooo:paragraph-rsid="004e09d4" style:font-size-asian="9.60000038146973pt" style:font-weight-asian="normal" style:font-size-complex="11pt" style:font-weight-complex="normal"/>
    </style:style>
    <style:style style:name="P135" style:family="paragraph" style:parent-style-name="Text_20_body" style:master-page-name="">
      <style:paragraph-properties fo:margin-left="4.249cm" fo:margin-right="0cm" fo:margin-top="0.101cm" fo:margin-bottom="0cm" style:contextual-spacing="false" fo:line-height="100%" fo:orphans="2" fo:widows="2" fo:text-indent="-2.251cm" style:auto-text-indent="false" style:page-number="auto">
        <style:tab-stops/>
      </style:paragraph-properties>
      <style:text-properties fo:font-weight="normal" officeooo:rsid="00491df1" officeooo:paragraph-rsid="004e09d4" style:font-weight-asian="normal" style:font-weight-complex="normal"/>
    </style:style>
    <style:style style:name="P136" style:family="paragraph" style:parent-style-name="Text_20_body" style:master-page-name="">
      <style:paragraph-properties fo:margin-left="4.249cm" fo:margin-right="0cm" fo:margin-top="0.3cm" fo:margin-bottom="0cm" style:contextual-spacing="false" fo:line-height="100%" fo:orphans="2" fo:widows="2" fo:text-indent="-2.251cm" style:auto-text-indent="false" style:page-number="auto">
        <style:tab-stops/>
      </style:paragraph-properties>
      <style:text-properties fo:font-weight="normal" officeooo:rsid="00491df1" officeooo:paragraph-rsid="004a9b0b" style:font-weight-asian="normal" style:font-weight-complex="normal"/>
    </style:style>
    <style:style style:name="P137" style:family="paragraph" style:parent-style-name="Text_20_body" style:master-page-name="">
      <style:paragraph-properties fo:margin-left="4.249cm" fo:margin-right="0cm" fo:margin-top="0.3cm" fo:margin-bottom="0cm" style:contextual-spacing="false" fo:line-height="100%" fo:orphans="2" fo:widows="2" fo:text-indent="-2.251cm" style:auto-text-indent="false" style:page-number="auto">
        <style:tab-stops/>
      </style:paragraph-properties>
      <style:text-properties fo:font-weight="normal" officeooo:rsid="00491df1" officeooo:paragraph-rsid="004fa19b" style:font-weight-asian="normal" style:font-weight-complex="normal"/>
    </style:style>
    <style:style style:name="P138" style:family="paragraph" style:parent-style-name="Text_20_body" style:master-page-name="">
      <style:paragraph-properties fo:margin-left="7.999cm" fo:margin-right="0cm" fo:margin-top="0.499cm" fo:margin-bottom="0cm" style:contextual-spacing="false" fo:line-height="100%" fo:orphans="2" fo:widows="2" fo:text-indent="-6.001cm" style:auto-text-indent="false" style:page-number="auto"/>
      <style:text-properties fo:font-weight="bold" officeooo:rsid="004fa19b" officeooo:paragraph-rsid="004fde49" style:font-weight-asian="bold" style:font-weight-complex="bold"/>
    </style:style>
    <style:style style:name="P139" style:family="paragraph" style:parent-style-name="Text_20_body">
      <style:paragraph-properties fo:margin-left="7.999cm" fo:margin-right="0cm" fo:margin-top="0.499cm" fo:margin-bottom="0cm" style:contextual-spacing="false" fo:line-height="100%" fo:orphans="2" fo:widows="2" fo:text-indent="-6.001cm" style:auto-text-indent="false"/>
      <style:text-properties fo:font-weight="bold" officeooo:rsid="004fa19b" officeooo:paragraph-rsid="004fa19b" style:font-weight-asian="bold" style:font-weight-complex="bold"/>
    </style:style>
    <style:style style:name="P140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2" style:family="paragraph" style:parent-style-name="Text_20_body">
      <style:paragraph-properties fo:margin-left="2cm" fo:margin-right="0cm" fo:margin-top="0.3cm" fo:margin-bottom="0cm" style:contextual-spacing="false" fo:line-height="100%" fo:text-indent="0cm" style:auto-text-indent="false"/>
      <style:text-properties style:font-name="Liberation Serif1" fo:font-size="12pt" fo:language="en" fo:country="GB" fo:font-weight="normal" officeooo:rsid="00536056" officeooo:paragraph-rsid="00536056" style:font-name-asian="Liberation Serif1" style:font-size-asian="12pt" style:font-weight-asian="normal" style:font-name-complex="Liberation Serif1" style:font-size-complex="12pt" style:font-weight-complex="normal"/>
    </style:style>
    <style:style style:name="P143" style:family="paragraph" style:parent-style-name="Text_20_body">
      <style:text-properties officeooo:rsid="0058b0e9" officeooo:paragraph-rsid="0058b0e9"/>
    </style:style>
    <style:style style:name="P144" style:family="paragraph" style:parent-style-name="Heading_20_1">
      <style:text-properties officeooo:paragraph-rsid="001aad18"/>
    </style:style>
    <style:style style:name="P145" style:family="paragraph" style:parent-style-name="Heading_20_1">
      <style:text-properties officeooo:paragraph-rsid="003e7051"/>
    </style:style>
    <style:style style:name="P146" style:family="paragraph" style:parent-style-name="Heading_20_1">
      <style:text-properties officeooo:rsid="0035c9d4" officeooo:paragraph-rsid="004fa19b"/>
    </style:style>
    <style:style style:name="P147" style:family="paragraph" style:parent-style-name="Heading_20_1">
      <style:text-properties officeooo:rsid="0035c9d4" officeooo:paragraph-rsid="004a9b0b"/>
    </style:style>
    <style:style style:name="P148" style:family="paragraph" style:parent-style-name="Heading_20_1">
      <style:text-properties officeooo:rsid="0035c9d4" officeooo:paragraph-rsid="0055996c"/>
    </style:style>
    <style:style style:name="P149" style:family="paragraph" style:parent-style-name="Heading_20_1" style:master-page-name="">
      <style:paragraph-properties style:page-number="auto"/>
      <style:text-properties officeooo:rsid="00322033" officeooo:paragraph-rsid="003e7051"/>
    </style:style>
    <style:style style:name="P150" style:family="paragraph" style:parent-style-name="Title">
      <style:text-properties officeooo:rsid="0058b0e9" officeooo:paragraph-rsid="0058b0e9"/>
    </style:style>
    <style:style style:name="P151" style:family="paragraph" style:parent-style-name="Heading_20_2">
      <style:text-properties officeooo:rsid="0020f1cd" officeooo:paragraph-rsid="0020f1cd"/>
    </style:style>
    <style:style style:name="P152" style:family="paragraph" style:parent-style-name="Heading_20_2">
      <style:text-properties officeooo:rsid="002121a1" officeooo:paragraph-rsid="002121a1"/>
    </style:style>
    <style:style style:name="P153" style:family="paragraph" style:parent-style-name="Heading_20_2">
      <style:text-properties officeooo:rsid="00234555" officeooo:paragraph-rsid="00234555"/>
    </style:style>
    <style:style style:name="P154" style:family="paragraph" style:parent-style-name="Heading_20_2">
      <style:text-properties officeooo:rsid="002b0210" officeooo:paragraph-rsid="00536056"/>
    </style:style>
    <style:style style:name="P155" style:family="paragraph" style:parent-style-name="Heading_20_2">
      <style:text-properties officeooo:rsid="004a9b0b" officeooo:paragraph-rsid="004e09d4"/>
    </style:style>
    <style:style style:name="P156" style:family="paragraph" style:parent-style-name="Heading_20_2">
      <style:text-properties officeooo:rsid="004a9b0b" officeooo:paragraph-rsid="004e30a4"/>
    </style:style>
    <style:style style:name="P157" style:family="paragraph" style:parent-style-name="Heading_20_2">
      <style:text-properties officeooo:rsid="00491df1" officeooo:paragraph-rsid="004a9b0b"/>
    </style:style>
    <style:style style:name="P158" style:family="paragraph" style:parent-style-name="Heading_20_2">
      <style:text-properties officeooo:rsid="003c258b" officeooo:paragraph-rsid="003c258b"/>
    </style:style>
    <style:style style:name="P159" style:family="paragraph" style:parent-style-name="Heading_20_2">
      <style:text-properties officeooo:rsid="003c258b" officeooo:paragraph-rsid="00432cf0"/>
    </style:style>
    <style:style style:name="P160" style:family="paragraph" style:parent-style-name="Heading_20_2" style:master-page-name="">
      <style:paragraph-properties style:page-number="auto"/>
      <style:text-properties officeooo:rsid="0020f1cd" officeooo:paragraph-rsid="0020f1cd"/>
    </style:style>
    <style:style style:name="P161" style:family="paragraph" style:parent-style-name="Heading_20_2" style:master-page-name="">
      <style:paragraph-properties style:page-number="auto"/>
      <style:text-properties officeooo:rsid="0020f1cd" officeooo:paragraph-rsid="00248ad4"/>
    </style:style>
    <style:style style:name="P162" style:family="paragraph" style:parent-style-name="Heading_20_2" style:master-page-name="">
      <style:paragraph-properties style:page-number="auto"/>
      <style:text-properties officeooo:rsid="0020f1cd" officeooo:paragraph-rsid="005759fc"/>
    </style:style>
    <style:style style:name="P163" style:family="paragraph" style:parent-style-name="Heading_20_2" style:master-page-name="">
      <style:paragraph-properties style:page-number="auto"/>
      <style:text-properties officeooo:rsid="002121a1" officeooo:paragraph-rsid="0022a273"/>
    </style:style>
    <style:style style:name="P164" style:family="paragraph" style:parent-style-name="Heading_20_2" style:master-page-name="">
      <style:paragraph-properties style:page-number="auto"/>
      <style:text-properties officeooo:rsid="002121a1" officeooo:paragraph-rsid="0025e58d"/>
    </style:style>
    <style:style style:name="P165" style:family="paragraph" style:parent-style-name="Heading_20_2" style:master-page-name="">
      <style:paragraph-properties style:page-number="auto"/>
      <style:text-properties officeooo:rsid="002121a1" officeooo:paragraph-rsid="00536056"/>
    </style:style>
    <style:style style:name="P166" style:family="paragraph" style:parent-style-name="Heading_20_2" style:master-page-name="">
      <style:paragraph-properties style:page-number="auto"/>
      <style:text-properties officeooo:rsid="002b0210" officeooo:paragraph-rsid="002b0210"/>
    </style:style>
    <style:style style:name="P167" style:family="paragraph" style:parent-style-name="Heading_20_2" style:master-page-name="">
      <style:paragraph-properties style:page-number="auto"/>
      <style:text-properties officeooo:paragraph-rsid="00248ad4"/>
    </style:style>
    <style:style style:name="P168" style:family="paragraph" style:parent-style-name="Heading_20_2" style:master-page-name="">
      <style:paragraph-properties style:page-number="auto"/>
      <style:text-properties officeooo:rsid="00234555" officeooo:paragraph-rsid="00248ad4"/>
    </style:style>
    <style:style style:name="P169" style:family="paragraph" style:parent-style-name="Heading_20_2" style:master-page-name="">
      <style:paragraph-properties style:page-number="auto"/>
      <style:text-properties officeooo:rsid="00548b70" officeooo:paragraph-rsid="00548b70"/>
    </style:style>
    <style:style style:name="P170" style:family="paragraph" style:parent-style-name="Heading_20_2" style:master-page-name="">
      <style:paragraph-properties style:page-number="auto"/>
      <style:text-properties officeooo:rsid="003391f4" officeooo:paragraph-rsid="003391f4"/>
    </style:style>
    <style:style style:name="P171" style:family="paragraph" style:parent-style-name="Heading_20_2" style:master-page-name="">
      <style:paragraph-properties style:page-number="auto"/>
      <style:text-properties officeooo:rsid="004fa19b" officeooo:paragraph-rsid="004fa19b"/>
    </style:style>
    <style:style style:name="P172" style:family="paragraph" style:parent-style-name="Heading_20_2" style:master-page-name="">
      <style:paragraph-properties style:page-number="auto"/>
      <style:text-properties officeooo:rsid="004a9b0b" officeooo:paragraph-rsid="004e09d4"/>
    </style:style>
    <style:style style:name="P173" style:family="paragraph" style:parent-style-name="Heading_20_2" style:master-page-name="">
      <style:paragraph-properties style:page-number="auto"/>
      <style:text-properties officeooo:rsid="004e30a4" officeooo:paragraph-rsid="004e09d4"/>
    </style:style>
    <style:style style:name="P174" style:family="paragraph" style:parent-style-name="Heading_20_2" style:master-page-name="">
      <style:paragraph-properties style:page-number="auto"/>
      <style:text-properties officeooo:rsid="003c258b" officeooo:paragraph-rsid="003c258b"/>
    </style:style>
    <style:style style:name="P175" style:family="paragraph" style:parent-style-name="Heading_20_2" style:master-page-name="">
      <style:paragraph-properties style:page-number="auto"/>
      <style:text-properties officeooo:rsid="00407d3b" officeooo:paragraph-rsid="00407d3b"/>
    </style:style>
    <style:style style:name="P176" style:family="paragraph" style:parent-style-name="Standard">
      <style:text-properties officeooo:rsid="0018b85a" officeooo:paragraph-rsid="0018b85a"/>
    </style:style>
    <style:style style:name="T1" style:family="text">
      <style:text-properties officeooo:rsid="001aad18"/>
    </style:style>
    <style:style style:name="T2" style:family="text">
      <style:text-properties officeooo:rsid="001beb9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70fb" style:font-weight-asian="normal" style:font-weight-complex="normal"/>
    </style:style>
    <style:style style:name="T5" style:family="text">
      <style:text-properties fo:font-weight="normal" officeooo:rsid="001c8810" style:font-weight-asian="normal" style:font-weight-complex="normal"/>
    </style:style>
    <style:style style:name="T6" style:family="text">
      <style:text-properties fo:font-weight="normal" officeooo:rsid="001dbad9" style:font-weight-asian="normal" style:font-weight-complex="normal"/>
    </style:style>
    <style:style style:name="T7" style:family="text">
      <style:text-properties fo:font-weight="normal" officeooo:rsid="001e5c16" style:font-weight-asian="normal" style:font-weight-complex="normal"/>
    </style:style>
    <style:style style:name="T8" style:family="text">
      <style:text-properties fo:font-weight="normal" officeooo:rsid="001beb9b" style:font-weight-asian="normal" style:font-weight-complex="normal"/>
    </style:style>
    <style:style style:name="T9" style:family="text">
      <style:text-properties fo:font-weight="normal" officeooo:rsid="001ef95b" style:font-weight-asian="normal" style:font-weight-complex="normal"/>
    </style:style>
    <style:style style:name="T10" style:family="text">
      <style:text-properties fo:font-weight="normal" officeooo:rsid="0020f1cd" style:font-weight-asian="normal" style:font-weight-complex="normal"/>
    </style:style>
    <style:style style:name="T11" style:family="text">
      <style:text-properties fo:font-weight="normal" officeooo:rsid="00248ad4" style:font-weight-asian="normal" style:font-weight-complex="normal"/>
    </style:style>
    <style:style style:name="T12" style:family="text">
      <style:text-properties fo:font-weight="normal" officeooo:rsid="002670ef" style:font-weight-asian="normal" style:font-weight-complex="normal"/>
    </style:style>
    <style:style style:name="T13" style:family="text">
      <style:text-properties fo:font-weight="normal" officeooo:rsid="0025e58d" style:font-weight-asian="normal" style:font-weight-complex="normal"/>
    </style:style>
    <style:style style:name="T14" style:family="text">
      <style:text-properties fo:font-weight="normal" officeooo:rsid="00284d37" style:font-weight-asian="normal" style:font-weight-complex="normal"/>
    </style:style>
    <style:style style:name="T15" style:family="text">
      <style:text-properties fo:font-weight="normal" officeooo:rsid="002a0010" style:font-weight-asian="normal" style:font-weight-complex="normal"/>
    </style:style>
    <style:style style:name="T16" style:family="text">
      <style:text-properties fo:font-weight="normal" officeooo:rsid="002f0715" style:font-weight-asian="normal" style:font-weight-complex="normal"/>
    </style:style>
    <style:style style:name="T17" style:family="text">
      <style:text-properties fo:font-weight="normal" officeooo:rsid="003391f4" style:font-weight-asian="normal" style:font-weight-complex="normal"/>
    </style:style>
    <style:style style:name="T18" style:family="text">
      <style:text-properties fo:font-weight="normal" officeooo:rsid="00322033" style:font-weight-asian="normal" style:font-weight-complex="normal"/>
    </style:style>
    <style:style style:name="T19" style:family="text">
      <style:text-properties fo:font-weight="normal" officeooo:rsid="0034bd6b" style:font-weight-asian="normal" style:font-weight-complex="normal"/>
    </style:style>
    <style:style style:name="T20" style:family="text">
      <style:text-properties fo:font-weight="normal" officeooo:rsid="0035c9d4" style:font-weight-asian="normal" style:font-weight-complex="normal"/>
    </style:style>
    <style:style style:name="T21" style:family="text">
      <style:text-properties fo:font-weight="normal" officeooo:rsid="003c258b" style:font-weight-asian="normal" style:font-weight-complex="normal"/>
    </style:style>
    <style:style style:name="T22" style:family="text">
      <style:text-properties fo:font-weight="normal" officeooo:rsid="003e7051" style:font-weight-asian="normal" style:font-weight-complex="normal"/>
    </style:style>
    <style:style style:name="T23" style:family="text">
      <style:text-properties fo:font-weight="normal" officeooo:rsid="003e84e6" style:font-weight-asian="normal" style:font-weight-complex="normal"/>
    </style:style>
    <style:style style:name="T24" style:family="text">
      <style:text-properties fo:font-weight="normal" officeooo:rsid="003bafed" style:font-weight-asian="normal" style:font-weight-complex="normal"/>
    </style:style>
    <style:style style:name="T25" style:family="text">
      <style:text-properties fo:font-weight="normal" officeooo:rsid="0041378f" style:font-weight-asian="normal" style:font-weight-complex="normal"/>
    </style:style>
    <style:style style:name="T26" style:family="text">
      <style:text-properties fo:font-weight="normal" officeooo:rsid="00462022" style:font-weight-asian="normal" style:font-weight-complex="normal"/>
    </style:style>
    <style:style style:name="T27" style:family="text">
      <style:text-properties fo:font-weight="normal" officeooo:rsid="004a9b0b" style:font-weight-asian="normal" style:font-weight-complex="normal"/>
    </style:style>
    <style:style style:name="T28" style:family="text">
      <style:text-properties fo:font-weight="normal" officeooo:rsid="004fde49" style:font-weight-asian="normal" style:font-weight-complex="normal"/>
    </style:style>
    <style:style style:name="T29" style:family="text">
      <style:text-properties fo:font-weight="normal" officeooo:rsid="0033b5b3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c70fb" style:font-weight-asian="bold" style:font-weight-complex="bold"/>
    </style:style>
    <style:style style:name="T32" style:family="text">
      <style:text-properties fo:font-weight="bold" officeooo:rsid="00548b70" style:font-weight-asian="bold" style:font-weight-complex="bold"/>
    </style:style>
    <style:style style:name="T33" style:family="text">
      <style:text-properties fo:font-weight="bold" officeooo:rsid="0055996c" style:font-weight-asian="bold" style:font-weight-complex="bold"/>
    </style:style>
    <style:style style:name="T34" style:family="text">
      <style:text-properties officeooo:rsid="001c70fb"/>
    </style:style>
    <style:style style:name="T3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1dbad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1beb9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officeooo:rsid="001beb9b" style:font-size-asian="12pt" style:font-size-complex="12pt"/>
    </style:style>
    <style:style style:name="T39" style:family="text">
      <style:text-properties style:font-name="Liberation Serif" fo:font-size="12pt" fo:language="zxx" fo:country="none" officeooo:rsid="001beb9b" style:font-size-asian="12pt" style:font-size-complex="12pt"/>
    </style:style>
    <style:style style:name="T40" style:family="text">
      <style:text-properties style:font-name="Liberation Mono" fo:font-size="11pt" fo:language="zxx" fo:country="none" fo:font-weight="normal" officeooo:rsid="001e5c16" style:font-size-asian="11pt" style:font-weight-asian="normal" style:font-size-complex="11pt" style:font-weight-complex="normal"/>
    </style:style>
    <style:style style:name="T41" style:family="text">
      <style:text-properties style:font-name="Liberation Mono" fo:font-size="11pt" fo:language="zxx" fo:country="none" fo:font-weight="normal" officeooo:rsid="001e5c16" style:font-name-asian="Liberation Serif1" style:font-size-asian="11pt" style:font-weight-asian="normal" style:font-name-complex="Liberation Serif1" style:font-size-complex="11pt" style:font-weight-complex="normal"/>
    </style:style>
    <style:style style:name="T42" style:family="text">
      <style:text-properties style:font-name="Liberation Mono" fo:font-size="11pt" fo:language="zxx" fo:country="none" fo:font-weight="normal" officeooo:rsid="002a0010" style:font-name-asian="Liberation Serif1" style:font-size-asian="11pt" style:font-weight-asian="normal" style:font-name-complex="Liberation Serif1" style:font-size-complex="11pt" style:font-weight-complex="normal"/>
    </style:style>
    <style:style style:name="T43" style:family="text">
      <style:text-properties style:font-name="Liberation Mono" fo:font-size="11pt" fo:language="zxx" fo:country="none" officeooo:rsid="001e5c16" style:font-size-asian="11pt" style:font-size-complex="11pt"/>
    </style:style>
    <style:style style:name="T44" style:family="text">
      <style:text-properties style:font-name="Liberation Mono" fo:font-size="11pt" fo:language="zxx" fo:country="none" officeooo:rsid="002d441f" style:font-size-asian="11pt" style:font-size-complex="11pt"/>
    </style:style>
    <style:style style:name="T45" style:family="text">
      <style:text-properties style:font-name="Liberation Mono" fo:font-size="11pt" fo:language="zxx" fo:country="none" fo:font-weight="bold" officeooo:rsid="001e5c16" style:font-size-asian="11pt" style:font-weight-asian="bold" style:font-size-complex="11pt" style:font-weight-complex="bold"/>
    </style:style>
    <style:style style:name="T46" style:family="text">
      <style:text-properties style:font-name="Liberation Mono" fo:font-size="11pt" fo:language="zxx" fo:country="none" officeooo:rsid="001e5c16" style:font-name-asian="Liberation Serif1" style:font-size-asian="11pt" style:font-name-complex="Liberation Serif1" style:font-size-complex="11pt"/>
    </style:style>
    <style:style style:name="T47" style:family="text">
      <style:text-properties style:font-name="Liberation Mono" fo:font-size="11pt" fo:language="zxx" fo:country="none" officeooo:rsid="003090ca" style:font-name-asian="Liberation Serif1" style:font-size-asian="11pt" style:font-name-complex="Liberation Serif1" style:font-size-complex="11pt"/>
    </style:style>
    <style:style style:name="T48" style:family="text">
      <style:text-properties style:font-name="Liberation Mono" fo:font-size="11pt" fo:language="zxx" fo:country="none" style:font-size-asian="9.60000038146973pt" style:language-asian="zxx" style:country-asian="none" style:font-size-complex="11pt" style:language-complex="zxx" style:country-complex="none"/>
    </style:style>
    <style:style style:name="T49" style:family="text">
      <style:text-properties style:font-name="Liberation Mono" fo:font-size="11pt" fo:language="zxx" fo:country="none" officeooo:rsid="004a9b0b" style:font-size-asian="9.60000038146973pt" style:language-asian="zxx" style:country-asian="none" style:font-size-complex="11pt" style:language-complex="zxx" style:country-complex="none"/>
    </style:style>
    <style:style style:name="T50" style:family="text">
      <style:text-properties style:font-name="Liberation Mono" fo:font-size="11pt" fo:language="zxx" fo:country="none" officeooo:rsid="004c6d2a" style:font-size-asian="9.60000038146973pt" style:language-asian="zxx" style:country-asian="none" style:font-size-complex="11pt" style:language-complex="zxx" style:country-complex="none"/>
    </style:style>
    <style:style style:name="T51" style:family="text">
      <style:text-properties style:font-name="Liberation Mono" fo:font-size="11pt" fo:language="zxx" fo:country="none" officeooo:rsid="004e09d4" style:font-size-asian="9.60000038146973pt" style:language-asian="zxx" style:country-asian="none" style:font-size-complex="11pt" style:language-complex="zxx" style:country-complex="none"/>
    </style:style>
    <style:style style:name="T52" style:family="text">
      <style:text-properties style:font-name="Liberation Mono" fo:font-size="11pt" fo:language="zxx" fo:country="none" officeooo:rsid="004fa19b" style:font-size-asian="9.60000038146973pt" style:language-asian="zxx" style:country-asian="none" style:font-size-complex="11pt" style:language-complex="zxx" style:country-complex="none"/>
    </style:style>
    <style:style style:name="T53" style:family="text">
      <style:text-properties style:font-name="Liberation Mono" fo:font-size="11pt" officeooo:rsid="003e84e6" style:font-name-asian="Liberation Serif1" style:font-size-asian="11pt" style:font-name-complex="Liberation Serif1" style:font-size-complex="11pt"/>
    </style:style>
    <style:style style:name="T54" style:family="text">
      <style:text-properties style:font-name="Liberation Mono" fo:font-size="11pt" officeooo:rsid="0037be94" style:font-name-asian="Liberation Serif1" style:font-size-asian="11pt" style:font-name-complex="Liberation Serif1" style:font-size-complex="11pt"/>
    </style:style>
    <style:style style:name="T55" style:family="text">
      <style:text-properties style:font-name="Liberation Mono" fo:font-size="11pt" officeooo:rsid="003ccf6c" style:font-name-asian="Liberation Serif1" style:font-size-asian="11pt" style:font-name-complex="Liberation Serif1" style:font-size-complex="11pt"/>
    </style:style>
    <style:style style:name="T56" style:family="text">
      <style:text-properties style:font-name="Liberation Mono" fo:font-size="11pt" officeooo:rsid="003e7051" style:font-name-asian="Liberation Serif1" style:font-size-asian="11pt" style:font-name-complex="Liberation Serif1" style:font-size-complex="11pt"/>
    </style:style>
    <style:style style:name="T57" style:family="text">
      <style:text-properties style:font-name="Liberation Mono" fo:font-size="11pt" fo:font-weight="bold" officeooo:rsid="0037be94" style:font-name-asian="Liberation Serif1" style:font-size-asian="11pt" style:font-weight-asian="bold" style:font-name-complex="Liberation Serif1" style:font-size-complex="11pt" style:font-weight-complex="bold"/>
    </style:style>
    <style:style style:name="T58" style:family="text">
      <style:text-properties style:font-name="Liberation Mono" fo:font-size="11pt" style:font-size-asian="9.60000038146973pt" style:font-size-complex="11pt"/>
    </style:style>
    <style:style style:name="T59" style:family="text">
      <style:text-properties style:font-name="Liberation Mono" fo:font-size="11pt" officeooo:rsid="004a9b0b" style:font-size-asian="9.60000038146973pt" style:font-size-complex="11pt"/>
    </style:style>
    <style:style style:name="T60" style:family="text">
      <style:text-properties style:font-name="Liberation Mono" fo:font-size="11pt" officeooo:rsid="004e09d4" style:font-size-asian="9.60000038146973pt" style:font-size-complex="11pt"/>
    </style:style>
    <style:style style:name="T61" style:family="text">
      <style:text-properties style:font-name="Liberation Mono" fo:font-size="11pt" officeooo:rsid="004e30a4" style:font-size-asian="9.60000038146973pt" style:font-size-complex="11pt"/>
    </style:style>
    <style:style style:name="T62" style:family="text">
      <style:text-properties style:font-name="Liberation Mono" fo:font-size="11pt" officeooo:rsid="004fa19b" style:font-size-asian="9.60000038146973pt" style:font-size-complex="11pt"/>
    </style:style>
    <style:style style:name="T63" style:family="text">
      <style:text-properties style:font-name="Liberation Mono" officeooo:rsid="0037be94" style:font-name-asian="Liberation Serif1" style:font-name-complex="Liberation Serif1"/>
    </style:style>
    <style:style style:name="T64" style:family="text">
      <style:text-properties style:font-name="Liberation Serif1" fo:font-weight="normal" officeooo:rsid="001ef95b" style:font-name-asian="Liberation Serif1" style:font-weight-asian="normal" style:font-name-complex="Liberation Serif1" style:font-weight-complex="normal"/>
    </style:style>
    <style:style style:name="T65" style:family="text">
      <style:text-properties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66" style:family="text">
      <style:text-properties style:font-name="Liberation Serif1" fo:font-size="12pt" fo:font-weight="normal" officeooo:rsid="001ef95b" style:font-name-asian="Liberation Serif1" style:font-size-asian="12pt" style:font-weight-asian="normal" style:font-name-complex="Liberation Serif1" style:font-size-complex="12pt" style:font-weight-complex="normal"/>
    </style:style>
    <style:style style:name="T67" style:family="text">
      <style:text-properties style:font-name="Liberation Serif1" fo:font-size="12pt" fo:font-weight="normal" officeooo:rsid="0020f1cd" style:font-name-asian="Liberation Serif1" style:font-size-asian="12pt" style:font-weight-asian="normal" style:font-name-complex="Liberation Serif1" style:font-size-complex="12pt" style:font-weight-complex="normal"/>
    </style:style>
    <style:style style:name="T68" style:family="text">
      <style:text-properties style:font-name="Liberation Serif1" fo:font-size="12pt" fo:font-weight="normal" officeooo:rsid="002121a1" style:font-name-asian="Liberation Serif1" style:font-size-asian="12pt" style:font-weight-asian="normal" style:font-name-complex="Liberation Serif1" style:font-size-complex="12pt" style:font-weight-complex="normal"/>
    </style:style>
    <style:style style:name="T69" style:family="text">
      <style:text-properties style:font-name="Liberation Serif1" fo:font-size="12pt" fo:font-weight="normal" officeooo:rsid="0022943f" style:font-name-asian="Liberation Serif1" style:font-size-asian="12pt" style:font-weight-asian="normal" style:font-name-complex="Liberation Serif1" style:font-size-complex="12pt" style:font-weight-complex="normal"/>
    </style:style>
    <style:style style:name="T70" style:family="text">
      <style:text-properties style:font-name="Liberation Serif1" fo:font-size="12pt" fo:font-weight="normal" officeooo:rsid="0022a273" style:font-name-asian="Liberation Serif1" style:font-size-asian="12pt" style:font-weight-asian="normal" style:font-name-complex="Liberation Serif1" style:font-size-complex="12pt" style:font-weight-complex="normal"/>
    </style:style>
    <style:style style:name="T71" style:family="text">
      <style:text-properties style:font-name="Liberation Serif1" fo:font-size="12pt" fo:font-weight="normal" officeooo:rsid="0025e58d" style:font-name-asian="Liberation Serif1" style:font-size-asian="12pt" style:font-weight-asian="normal" style:font-name-complex="Liberation Serif1" style:font-size-complex="12pt" style:font-weight-complex="normal"/>
    </style:style>
    <style:style style:name="T72" style:family="text">
      <style:text-properties style:font-name="Liberation Serif1" fo:font-size="12pt" fo:font-weight="normal" officeooo:rsid="001c8810" style:font-name-asian="Liberation Serif1" style:font-size-asian="12pt" style:font-weight-asian="normal" style:font-name-complex="Liberation Serif1" style:font-size-complex="12pt" style:font-weight-complex="normal"/>
    </style:style>
    <style:style style:name="T73" style:family="text">
      <style:text-properties style:font-name="Liberation Serif1" fo:font-size="12pt" fo:font-weight="normal" officeooo:rsid="002a0010" style:font-name-asian="Liberation Serif1" style:font-size-asian="12pt" style:font-weight-asian="normal" style:font-name-complex="Liberation Serif1" style:font-size-complex="12pt" style:font-weight-complex="normal"/>
    </style:style>
    <style:style style:name="T74" style:family="text">
      <style:text-properties style:font-name="Liberation Serif1" fo:font-size="12pt" fo:font-weight="normal" officeooo:rsid="003090ca" style:font-name-asian="Liberation Serif1" style:font-size-asian="12pt" style:font-weight-asian="normal" style:font-name-complex="Liberation Serif1" style:font-size-complex="12pt" style:font-weight-complex="normal"/>
    </style:style>
    <style:style style:name="T75" style:family="text">
      <style:text-properties style:font-name="Liberation Serif1" fo:font-size="12pt" fo:font-weight="normal" officeooo:rsid="0031beec" style:font-name-asian="Liberation Serif1" style:font-size-asian="12pt" style:font-weight-asian="normal" style:font-name-complex="Liberation Serif1" style:font-size-complex="12pt" style:font-weight-complex="normal"/>
    </style:style>
    <style:style style:name="T76" style:family="text">
      <style:text-properties style:font-name="Liberation Serif1" fo:font-size="12pt" fo:font-weight="normal" officeooo:rsid="00322033" style:font-name-asian="Liberation Serif1" style:font-size-asian="12pt" style:font-weight-asian="normal" style:font-name-complex="Liberation Serif1" style:font-size-complex="12pt" style:font-weight-complex="normal"/>
    </style:style>
    <style:style style:name="T77" style:family="text">
      <style:text-properties style:font-name="Liberation Serif1" fo:font-size="12pt" fo:font-weight="normal" officeooo:rsid="0033b5b3" style:font-name-asian="Liberation Serif1" style:font-size-asian="12pt" style:font-weight-asian="normal" style:font-name-complex="Liberation Serif1" style:font-size-complex="12pt" style:font-weight-complex="normal"/>
    </style:style>
    <style:style style:name="T78" style:family="text">
      <style:text-properties style:font-name="Liberation Serif1" fo:font-size="12pt" fo:font-weight="normal" officeooo:rsid="0034bd6b" style:font-name-asian="Liberation Serif1" style:font-size-asian="12pt" style:font-weight-asian="normal" style:font-name-complex="Liberation Serif1" style:font-size-complex="12pt" style:font-weight-complex="normal"/>
    </style:style>
    <style:style style:name="T79" style:family="text">
      <style:text-properties style:font-name="Liberation Serif1" fo:font-size="12pt" fo:font-weight="normal" officeooo:rsid="0035c9d4" style:font-name-asian="Liberation Serif1" style:font-size-asian="12pt" style:font-weight-asian="normal" style:font-name-complex="Liberation Serif1" style:font-size-complex="12pt" style:font-weight-complex="normal"/>
    </style:style>
    <style:style style:name="T80" style:family="text">
      <style:text-properties style:font-name="Liberation Serif1" fo:font-size="12pt" fo:font-weight="normal" officeooo:rsid="0037be94" style:font-name-asian="Liberation Serif1" style:font-size-asian="12pt" style:font-weight-asian="normal" style:font-name-complex="Liberation Serif1" style:font-size-complex="12pt" style:font-weight-complex="normal"/>
    </style:style>
    <style:style style:name="T81" style:family="text">
      <style:text-properties style:font-name="Liberation Serif1" fo:font-size="12pt" fo:font-weight="normal" officeooo:rsid="0038f35a" style:font-name-asian="Liberation Serif1" style:font-size-asian="12pt" style:font-weight-asian="normal" style:font-name-complex="Liberation Serif1" style:font-size-complex="12pt" style:font-weight-complex="normal"/>
    </style:style>
    <style:style style:name="T82" style:family="text">
      <style:text-properties style:font-name="Liberation Serif1" fo:font-size="12pt" fo:font-weight="normal" officeooo:rsid="002b0210" style:font-name-asian="Liberation Serif1" style:font-size-asian="12pt" style:font-weight-asian="normal" style:font-name-complex="Liberation Serif1" style:font-size-complex="12pt" style:font-weight-complex="normal"/>
    </style:style>
    <style:style style:name="T83" style:family="text">
      <style:text-properties style:font-name="Liberation Serif1" fo:font-size="12pt" fo:font-weight="normal" officeooo:rsid="003ab070" style:font-name-asian="Liberation Serif1" style:font-size-asian="12pt" style:font-weight-asian="normal" style:font-name-complex="Liberation Serif1" style:font-size-complex="12pt" style:font-weight-complex="normal"/>
    </style:style>
    <style:style style:name="T84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85" style:family="text">
      <style:text-properties style:font-name="Liberation Serif1" fo:font-size="12pt" officeooo:rsid="001ef95b" style:font-name-asian="Liberation Serif1" style:font-size-asian="12pt" style:font-name-complex="Liberation Serif1" style:font-size-complex="12pt"/>
    </style:style>
    <style:style style:name="T86" style:family="text">
      <style:text-properties style:font-name="Liberation Serif1" fo:font-size="12pt" officeooo:rsid="002121a1" style:font-name-asian="Liberation Serif1" style:font-size-asian="12pt" style:font-name-complex="Liberation Serif1" style:font-size-complex="12pt"/>
    </style:style>
    <style:style style:name="T87" style:family="text">
      <style:text-properties style:font-name="Liberation Serif1" fo:font-size="12pt" fo:language="zxx" fo:country="none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88" style:family="text">
      <style:text-properties style:font-name="Liberation Serif1" fo:font-size="12pt" fo:language="zxx" fo:country="none" fo:font-weight="normal" officeooo:rsid="0022a273" style:font-name-asian="Liberation Serif1" style:font-size-asian="12pt" style:font-weight-asian="normal" style:font-name-complex="Liberation Serif1" style:font-size-complex="12pt" style:font-weight-complex="normal"/>
    </style:style>
    <style:style style:name="T89" style:family="text">
      <style:text-properties style:font-name="Liberation Serif1" fo:font-size="12pt" fo:language="zxx" fo:country="none" fo:font-weight="normal" officeooo:rsid="001ef95b" style:font-name-asian="Liberation Serif1" style:font-size-asian="12pt" style:font-weight-asian="normal" style:font-name-complex="Liberation Serif1" style:font-size-complex="12pt" style:font-weight-complex="normal"/>
    </style:style>
    <style:style style:name="T90" style:family="text">
      <style:text-properties style:font-name="Liberation Serif1" fo:font-size="12pt" fo:language="zxx" fo:country="none" fo:font-weight="normal" officeooo:rsid="0020f1cd" style:font-name-asian="Liberation Serif1" style:font-size-asian="12pt" style:font-weight-asian="normal" style:font-name-complex="Liberation Serif1" style:font-size-complex="12pt" style:font-weight-complex="normal"/>
    </style:style>
    <style:style style:name="T91" style:family="text">
      <style:text-properties style:font-name="Liberation Serif1" fo:font-size="12pt" fo:language="zxx" fo:country="none" fo:font-weight="normal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92" style:family="text">
      <style:text-properties style:font-name="Liberation Serif1" fo:font-size="12pt" fo:language="zxx" fo:country="none" fo:font-weight="normal" officeooo:rsid="001ef95b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93" style:family="text">
      <style:text-properties style:font-name="Liberation Serif1" fo:font-size="12pt" fo:language="zxx" fo:country="none" fo:font-weight="normal" officeooo:rsid="0020f1cd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94" style:family="text">
      <style:text-properties style:font-name="Liberation Serif1" fo:font-size="12pt" fo:language="zxx" fo:country="none" fo:font-weight="normal" officeooo:rsid="003391f4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95" style:family="text">
      <style:text-properties style:font-name="Liberation Serif1" fo:font-size="12pt" fo:language="zxx" fo:country="none" officeooo:rsid="001ef95b" style:font-name-asian="Liberation Serif1" style:font-size-asian="12pt" style:font-name-complex="Liberation Serif1" style:font-size-complex="12pt"/>
    </style:style>
    <style:style style:name="T96" style:family="text">
      <style:text-properties fo:language="zxx" fo:country="none"/>
    </style:style>
    <style:style style:name="T97" style:family="text">
      <style:text-properties fo:language="zxx" fo:country="none" fo:font-weight="normal" style:font-weight-asian="normal" style:font-weight-complex="normal"/>
    </style:style>
    <style:style style:name="T98" style:family="text">
      <style:text-properties fo:language="zxx" fo:country="none" fo:font-weight="normal" officeooo:rsid="001e5c16" style:font-weight-asian="normal" style:font-weight-complex="normal"/>
    </style:style>
    <style:style style:name="T99" style:family="text">
      <style:text-properties fo:language="zxx" fo:country="none" fo:font-weight="normal" officeooo:rsid="001e5c16" style:font-name-asian="Liberation Serif1" style:font-weight-asian="normal" style:font-name-complex="Liberation Serif1" style:font-weight-complex="normal"/>
    </style:style>
    <style:style style:name="T100" style:family="text">
      <style:text-properties fo:language="zxx" fo:country="none" style:font-name-asian="Liberation Serif1" style:font-name-complex="Liberation Serif1"/>
    </style:style>
    <style:style style:name="T101" style:family="text">
      <style:text-properties fo:language="zxx" fo:country="none" officeooo:rsid="0025e58d" style:font-name-asian="Liberation Serif1" style:font-name-complex="Liberation Serif1"/>
    </style:style>
    <style:style style:name="T102" style:family="text">
      <style:text-properties fo:language="zxx" fo:country="none" officeooo:rsid="001e5c16" style:font-name-asian="Liberation Serif1" style:font-name-complex="Liberation Serif1"/>
    </style:style>
    <style:style style:name="T103" style:family="text">
      <style:text-properties fo:language="zxx" fo:country="none" officeooo:rsid="002d441f"/>
    </style:style>
    <style:style style:name="T104" style:family="text">
      <style:text-properties officeooo:rsid="0022943f"/>
    </style:style>
    <style:style style:name="T105" style:family="text">
      <style:text-properties officeooo:rsid="0022a273"/>
    </style:style>
    <style:style style:name="T106" style:family="text">
      <style:text-properties officeooo:rsid="00234555"/>
    </style:style>
    <style:style style:name="T107" style:family="text">
      <style:text-properties officeooo:rsid="00248ad4"/>
    </style:style>
    <style:style style:name="T108" style:family="text">
      <style:text-properties officeooo:rsid="0025e58d"/>
    </style:style>
    <style:style style:name="T10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officeooo:rsid="002670ef"/>
    </style:style>
    <style:style style:name="T111" style:family="text">
      <style:text-properties officeooo:rsid="001ef95b"/>
    </style:style>
    <style:style style:name="T112" style:family="text">
      <style:text-properties officeooo:rsid="002f0715"/>
    </style:style>
    <style:style style:name="T113" style:family="text">
      <style:text-properties officeooo:rsid="003090ca"/>
    </style:style>
    <style:style style:name="T114" style:family="text">
      <style:text-properties officeooo:rsid="003391f4"/>
    </style:style>
    <style:style style:name="T115" style:family="text">
      <style:text-properties officeooo:rsid="0033b5b3"/>
    </style:style>
    <style:style style:name="T116" style:family="text">
      <style:text-properties officeooo:rsid="0035c9d4"/>
    </style:style>
    <style:style style:name="T117" style:family="text">
      <style:text-properties officeooo:rsid="003b96ac"/>
    </style:style>
    <style:style style:name="T118" style:family="text">
      <style:text-properties officeooo:rsid="003e84e6"/>
    </style:style>
    <style:style style:name="T119" style:family="text">
      <style:text-properties officeooo:rsid="00491df1"/>
    </style:style>
    <style:style style:name="T120" style:family="text">
      <style:text-properties officeooo:rsid="004a9b0b"/>
    </style:style>
    <style:style style:name="T121" style:family="text">
      <style:text-properties officeooo:rsid="004e09d4"/>
    </style:style>
    <style:style style:name="T122" style:family="text">
      <style:text-properties officeooo:rsid="004e30a4"/>
    </style:style>
    <style:style style:name="T123" style:family="text">
      <style:text-properties officeooo:rsid="004fde49"/>
    </style:style>
    <style:style style:name="T124" style:family="text">
      <style:text-properties officeooo:rsid="00548b70"/>
    </style:style>
    <style:style style:name="T125" style:family="text">
      <style:text-properties officeooo:rsid="0055996c"/>
    </style:style>
    <style:style style:name="T126" style:family="text">
      <style:text-properties officeooo:rsid="005759fc"/>
    </style:style>
    <style:style style:name="T127" style:family="text">
      <style:text-properties style:text-position="super 58%"/>
    </style:style>
    <style:style style:name="T128" style:family="text">
      <style:text-properties style:text-position="0% 100%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hor : <text:s/>Etienne URBAH <text:s text:c="4"/>Mai 2014</text:p>
      <text:p text:style-name="P2"/>
      <text:p text:style-name="P2"/>
      <text:p text:style-name="P150">Jun 18<text:span text:style-name="T127">th</text:span>, 2014:</text:p>
      <text:p text:style-name="P150">This file is deprecated: everything has been inserted in the programmer guide</text:p>
      <text:p text:style-name="P143"/>
      <text:p text:style-name="P143"/>
      <text:p text:style-name="P143"/>
      <text:p text:style-name="P143"/>
      <text:p text:style-name="Title">XtremWeb-HEP core tables :</text:p>
      <text:p text:style-name="Title">Migration from <text:span text:style-name="T1">version</text:span> 8.x to 9.x</text:p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of Contents</text:p>
          </text:index-title>
          <text:p text:style-name="P141"><text:a xlink:type="simple" xlink:href="#__RefHeading__134_330500314" text:style-name="Index_20_Link" text:visited-style-name="Index_20_Link">1)Evolution of the XtremWeb-HEP core tables version 8.x<text:tab/>2</text:a></text:p>
          <text:p text:style-name="P140"><text:a xlink:type="simple" xlink:href="#__RefHeading__254_330500314" text:style-name="Index_20_Link" text:visited-style-name="Index_20_Link">1.1)Referential integrity<text:tab/>2</text:a></text:p>
          <text:p text:style-name="P140"><text:a xlink:type="simple" xlink:href="#__RefHeading__256_330500314" text:style-name="Index_20_Link" text:visited-style-name="Index_20_Link">1.2)Tables of constants<text:tab/>2</text:a></text:p>
          <text:p text:style-name="P140"><text:a xlink:type="simple" xlink:href="#__RefHeading__258_330500314" text:style-name="Index_20_Link" text:visited-style-name="Index_20_Link">1.3)Migration of columns to tables<text:tab/>2</text:a></text:p>
          <text:p text:style-name="P140"><text:a xlink:type="simple" xlink:href="#__RefHeading__290_330500314" text:style-name="Index_20_Link" text:visited-style-name="Index_20_Link">1.4)New columns<text:tab/>3</text:a></text:p>
          <text:p text:style-name="P140"><text:a xlink:type="simple" xlink:href="#__RefHeading__292_330500314" text:style-name="Index_20_Link" text:visited-style-name="Index_20_Link">1.5)Columns to be renamed<text:tab/>3</text:a></text:p>
          <text:p text:style-name="P140"><text:a xlink:type="simple" xlink:href="#__RefHeading__518_330500314" text:style-name="Index_20_Link" text:visited-style-name="Index_20_Link">1.6)Views<text:tab/>3</text:a></text:p>
          <text:p text:style-name="P140"><text:a xlink:type="simple" xlink:href="#__RefHeading__412_330500314" text:style-name="Index_20_Link" text:visited-style-name="Index_20_Link">1.7)Compatibility of the new tables with the old server code<text:tab/>3</text:a></text:p>
          <text:p text:style-name="P141"><text:a xlink:type="simple" xlink:href="#__RefHeading__414_330500314" text:style-name="Index_20_Link" text:visited-style-name="Index_20_Link">2)Implementation of the evolution of the core tables<text:tab/>4</text:a></text:p>
          <text:p text:style-name="P140"><text:a xlink:type="simple" xlink:href="#__RefHeading__520_330500314" text:style-name="Index_20_Link" text:visited-style-name="Index_20_Link">2.1)Referential integrity<text:tab/>4</text:a></text:p>
          <text:p text:style-name="P140"><text:a xlink:type="simple" xlink:href="#__RefHeading__522_330500314" text:style-name="Index_20_Link" text:visited-style-name="Index_20_Link">2.2)Tables of constants<text:tab/>4</text:a></text:p>
          <text:p text:style-name="P140"><text:a xlink:type="simple" xlink:href="#__RefHeading__524_330500314" text:style-name="Index_20_Link" text:visited-style-name="Index_20_Link">2.3)Migration of columns to tables<text:tab/>4</text:a></text:p>
          <text:p text:style-name="P140"><text:a xlink:type="simple" xlink:href="#__RefHeading__526_330500314" text:style-name="Index_20_Link" text:visited-style-name="Index_20_Link">2.4)New columns<text:tab/>5</text:a></text:p>
          <text:p text:style-name="P140"><text:a xlink:type="simple" xlink:href="#__RefHeading__12261_329290663" text:style-name="Index_20_Link" text:visited-style-name="Index_20_Link">2.5)Columns to be renamed<text:tab/>5</text:a></text:p>
          <text:p text:style-name="P140"><text:a xlink:type="simple" xlink:href="#__RefHeading__528_330500314" text:style-name="Index_20_Link" text:visited-style-name="Index_20_Link">2.6)Views<text:tab/>5</text:a></text:p>
          <text:p text:style-name="P140"><text:a xlink:type="simple" xlink:href="#__RefHeading__530_330500314" text:style-name="Index_20_Link" text:visited-style-name="Index_20_Link">2.7)Compatibility of the new tables with the old server code<text:tab/>5</text:a></text:p>
          <text:p text:style-name="P141"><text:a xlink:type="simple" xlink:href="#__RefHeading__1646_329290663" text:style-name="Index_20_Link" text:visited-style-name="Index_20_Link">3)Migration of XtremWeb-HEP core tables from 8 to 9<text:tab/>6</text:a></text:p>
          <text:p text:style-name="P140"><text:a xlink:type="simple" xlink:href="#__RefHeading__520_3305003141" text:style-name="Index_20_Link" text:visited-style-name="Index_20_Link">3.1)In 8.x, consolidation of hosts having same characteristics<text:tab/>6</text:a></text:p>
          <text:p text:style-name="P140"><text:a xlink:type="simple" xlink:href="#__RefHeading__12263_329290663" text:style-name="Index_20_Link" text:visited-style-name="Index_20_Link">3.2)Migration with copy of data to a new schema<text:tab/>6</text:a></text:p>
          <text:p text:style-name="P140"><text:a xlink:type="simple" xlink:href="#__RefHeading__1648_329290663" text:style-name="Index_20_Link" text:visited-style-name="Index_20_Link">3.3)Migration on place<text:tab/>7</text:a></text:p>
          <text:p text:style-name="P140"><text:a xlink:type="simple" xlink:href="#__RefHeading__5481_329290663" text:style-name="Index_20_Link" text:visited-style-name="Index_20_Link">3.4)Useful test scripts<text:tab/>7</text:a></text:p>
          <text:p text:style-name="P141"><text:soft-page-break/><text:a xlink:type="simple" xlink:href="#__RefHeading__1678_329290663" text:style-name="Index_20_Link" text:visited-style-name="Index_20_Link">4)Examples of usage of the SQL views for XtremWeb-HEP<text:tab/>7</text:a></text:p>
          <text:p text:style-name="P140"><text:a xlink:type="simple" xlink:href="#__RefHeading__5483_329290663" text:style-name="Index_20_Link" text:visited-style-name="Index_20_Link">4.1)Human readable views of 8.x tables<text:tab/>7</text:a></text:p>
          <text:p text:style-name="P140"><text:a xlink:type="simple" xlink:href="#__RefHeading__5485_329290663" text:style-name="Index_20_Link" text:visited-style-name="Index_20_Link">4.2)Views of 8.x tables taking into account access rights<text:tab/>8</text:a></text:p>
          <text:p text:style-name="P140"><text:a xlink:type="simple" xlink:href="#__RefHeading__5487_329290663" text:style-name="Index_20_Link" text:visited-style-name="Index_20_Link">4.3)Views of sessions and groups with work counts<text:tab/>8</text:a></text:p>
          <text:p text:style-name="P140"><text:a xlink:type="simple" xlink:href="#__RefHeading__5489_329290663" text:style-name="Index_20_Link" text:visited-style-name="Index_20_Link">4.4)Human readable views of relationship tables<text:tab/>8</text:a></text:p>
          <text:p text:style-name="P140"><text:a xlink:type="simple" xlink:href="#__RefHeading__5491_329290663" text:style-name="Index_20_Link" text:visited-style-name="Index_20_Link">4.5)Search works matching a host<text:tab/>8</text:a></text:p>
          <text:p text:style-name="P140"><text:a xlink:type="simple" xlink:href="#__RefHeading__5493_329290663" text:style-name="Index_20_Link" text:visited-style-name="Index_20_Link">4.6)View for accounting and billing<text:tab/>8</text:a></text:p>
          <text:p text:style-name="P141"><text:a xlink:type="simple" xlink:href="#__RefHeading__1680_329290663" text:style-name="Index_20_Link" text:visited-style-name="Index_20_Link">5)Evolution of the XtremWeb-HEP server code<text:tab/>9</text:a></text:p>
          <text:p text:style-name="P140"><text:a xlink:type="simple" xlink:href="#__RefHeading__3154_329290663" text:style-name="Index_20_Link" text:visited-style-name="Index_20_Link">5.1)Verification that core tables version 9.x are compatible<text:tab/>9</text:a></text:p>
          <text:p text:style-name="P140"><text:a xlink:type="simple" xlink:href="#__RefHeading__5495_329290663" text:style-name="Index_20_Link" text:visited-style-name="Index_20_Link">5.2)Verification of consistency with the constants tables<text:tab/>9</text:a></text:p>
          <text:p text:style-name="P140"><text:a xlink:type="simple" xlink:href="#__RefHeading__3156_329290663" text:style-name="Index_20_Link" text:visited-style-name="Index_20_Link">5.3)Usage of new columns and tables instead of deprecated columns<text:tab/>9</text:a></text:p>
          <text:p text:style-name="P140"><text:a xlink:type="simple" xlink:href="#__RefHeading__3160_329290663" text:style-name="Index_20_Link" text:visited-style-name="Index_20_Link">5.4)Usage of dedicated view to search a work matching a host<text:tab/>10</text:a></text:p>
          <text:p text:style-name="P141"><text:a xlink:type="simple" xlink:href="#__RefHeading__3104_329290663" text:style-name="Index_20_Link" text:visited-style-name="Index_20_Link">6)Future evolution of the XtremWeb-HEP core tables and server code<text:tab/>11</text:a></text:p>
          <text:p text:style-name="P140"><text:a xlink:type="simple" xlink:href="#__RefHeading__3209_329290663" text:style-name="Index_20_Link" text:visited-style-name="Index_20_Link">6.1)Migration of columns to tables<text:tab/>11</text:a></text:p>
          <text:p text:style-name="P140"><text:a xlink:type="simple" xlink:href="#__RefHeading__3211_329290663" text:style-name="Index_20_Link" text:visited-style-name="Index_20_Link">6.2)For history, replacement of server code by SQL triggers<text:tab/>11</text:a></text:p>
          <text:p text:style-name="P140"><text:a xlink:type="simple" xlink:href="#__RefHeading__3213_329290663" text:style-name="Index_20_Link" text:visited-style-name="Index_20_Link">6.3)In the server code, usage of prepared statements<text:tab/>11</text:a></text:p>
        </text:index-body>
      </text:table-of-content>
      <text:p text:style-name="P4"/>
      <text:h text:style-name="P144" text:outline-level="1"><text:bookmark-start text:name="__RefHeading__134_330500314"/><text:span text:style-name="T34">Evolution</text:span> of the XtremWeb-HEP core tables <text:span text:style-name="T1">version 8.x</text:span><text:bookmark-end text:name="__RefHeading__134_330500314"/></text:h>
      <text:p text:style-name="P7">This chapter describes the state of XtremWeb-HEP core tables <text:span text:style-name="T1">version 8.x, </text:span>and requirements for evolution towards version 9.x.</text:p>
      <text:p text:style-name="P9">XtremWeb-HEP core tables hold the persistent data for the XtremWeb-HEP distributed computing middleware.</text:p>
      <text:p text:style-name="Text_20_body">They were not designed using an entity-relationship model, but as <text:span text:style-name="T2">simple </text:span>serialization of Java objects.</text:p>
      <text:p text:style-name="P6">Version 8.x of these tables <text:span text:style-name="T34">are implemented using the MySQL MyISAM engine (which does </text:span><text:span text:style-name="T31">not</text:span><text:span text:style-name="T4"> permit to enforce referential integrity).</text:span></text:p>
      <text:p text:style-name="P6"><text:span text:style-name="T4">These tables</text:span><text:span text:style-name="T34"> </text:span>require evolution for the 'offering and billing' module, and may be improved using the entity-relationship best practices. <text:s/>In particular :</text:p>
      <text:h text:style-name="Heading_20_2" text:outline-level="2"><text:bookmark-start text:name="__RefHeading__254_330500314"/>Referential integrity<text:bookmark-end text:name="__RefHeading__254_330500314"/></text:h>
      <text:p text:style-name="P15"><text:span text:style-name="T3">Most tables have an UID as primary key, which is used as reference of foreign keys in other tables. <text:s/>But referential integrity is </text:span>not<text:span text:style-name="T3"> enforced. <text:s/>This leads to data corruption. <text:s/></text:span><text:span text:style-name="T4">Therefore, the evolution is to enforce referential integrity. <text:s/>Then, dependencies between tables appear clearly on diagrams generated using the modeling tool (MySQL Workbench).</text:span><text:span text:style-name="T5"> <text:s/>These </text:span><text:span text:style-name="T6">columns are :</text:span></text:p>
      <text:p text:style-name="P67"><text:span text:style-name="T66">•</text:span><text:span text:style-name="T37"><text:tab/></text:span><text:span text:style-name="T35">All tables</text:span><text:span text:style-name="T3"> :<text:tab/></text:span><text:span text:style-name="T97">ownerUID</text:span></text:p>
      <text:p text:style-name="P72"><text:span text:style-name="T66">•</text:span><text:span text:style-name="T37"><text:tab/></text:span><text:span text:style-name="T35">Table</text:span><text:span text:style-name="T3"> users :<text:tab/></text:span><text:span text:style-name="T97">usergroupUID</text:span></text:p>
      <text:p text:style-name="P72"><text:span text:style-name="T66">•</text:span><text:span text:style-name="T37"><text:tab/></text:span><text:span text:style-name="T35">Table</text:span><text:span text:style-name="T3"> traces :<text:tab/></text:span><text:span text:style-name="T97">usergroupUID</text:span></text:p>
      <text:p text:style-name="P72"><text:span text:style-name="T66">•</text:span><text:span text:style-name="T37"><text:tab/></text:span><text:span text:style-name="T35">Table</text:span><text:span text:style-name="T3"> works :<text:tab/></text:span><text:span text:style-name="T97">appUID, sessionUID, groupUID, </text:span><text:span text:style-name="T98">expectedhostUID</text:span></text:p>
      <text:p text:style-name="P72"><text:span text:style-name="T66">•</text:span><text:span text:style-name="T37"><text:tab/></text:span><text:span text:style-name="T35">Table</text:span><text:span text:style-name="T3"> groups :<text:tab/></text:span><text:span text:style-name="T97">sessionUID</text:span></text:p>
      <text:p text:style-name="P74"><text:span text:style-name="T64">•</text:span><text:span text:style-name="T8"><text:tab/></text:span><text:span text:style-name="T36">Table</text:span><text:span text:style-name="T6"> </text:span><text:span text:style-name="T3">tasks :<text:tab/></text:span><text:span text:style-name="T97">workUID, hostUID</text:span></text:p>
      <text:h text:style-name="P160" text:outline-level="2"><text:bookmark-start text:name="__RefHeading__256_330500314"/><text:soft-page-break/>Tables of constants<text:bookmark-end text:name="__RefHeading__256_330500314"/></text:h>
      <text:p text:style-name="P14"><text:span text:style-name="T7">For some columns, the value is restricted to a limited number of </text:span><text:span text:style-name="T11">quasi-constant </text:span><text:span text:style-name="T7">strings</text:span><text:span text:style-name="T3">. <text:s/></text:span><text:span text:style-name="T4">Some </text:span><text:span text:style-name="T7">of these columns are even shared by several</text:span><text:span text:style-name="T4"> tables</text:span><text:span text:style-name="T5">. <text:s/>The evolution is to create one separate table to hold the content of each such column, and to enforce referential integrity through foreign keys. <text:s/>These </text:span><text:span text:style-name="T6">columns are :</text:span></text:p>
      <text:p text:style-name="P65"><text:span text:style-name="T85">•</text:span><text:span text:style-name="T38"><text:tab/></text:span><text:span text:style-name="T96">users.rights</text:span></text:p>
      <text:p text:style-name="P66"><text:span text:style-name="T95">•</text:span><text:span text:style-name="T39"><text:tab/></text:span><text:span text:style-name="T100">datas.</text:span><text:span text:style-name="T101">status</text:span><text:span text:style-name="T100">, works.</text:span><text:span text:style-name="T101">status</text:span><text:span text:style-name="T100">, tasks.</text:span><text:span text:style-name="T101">status</text:span></text:p>
      <text:p text:style-name="P65"><text:span text:style-name="T85">•</text:span><text:span text:style-name="T38"><text:tab/></text:span><text:span text:style-name="T96">datas.type</text:span></text:p>
      <text:p text:style-name="P71"><text:span text:style-name="T85">•</text:span><text:span text:style-name="T38"><text:tab/></text:span><text:span text:style-name="T96">apps.type</text:span></text:p>
      <text:p text:style-name="P71"><text:span text:style-name="T85">•</text:span><text:span text:style-name="T38"><text:tab/></text:span><text:span text:style-name="T96">apps.</text:span><text:span text:style-name="T103">neededpackages</text:span></text:p>
      <text:p text:style-name="P71"><text:span text:style-name="T85">•</text:span><text:span text:style-name="T38"><text:tab/></text:span><text:span text:style-name="T96">hosts.os, datas.os</text:span></text:p>
      <text:p text:style-name="P71"><text:span text:style-name="T85">•</text:span><text:span text:style-name="T38"><text:tab/></text:span><text:span text:style-name="T96">hosts.cputype, datas.cpu</text:span></text:p>
      <text:h text:style-name="P151" text:outline-level="2"><text:bookmark-start text:name="__RefHeading__258_330500314"/>Migration of columns to tables<text:bookmark-end text:name="__RefHeading__258_330500314"/></text:h>
      <text:p text:style-name="P16"><text:span text:style-name="T10">Table</text:span><text:span text:style-name="T40"> </text:span><text:span text:style-name="T43">apps</text:span><text:span text:style-name="T40"> </text:span><text:span text:style-name="T10">contains a large list of columns dedicated to references to table</text:span><text:span text:style-name="T40"> </text:span><text:span text:style-name="T43">datas</text:span><text:span text:style-name="T10">, depending on the data type, os and cpu type. <text:s/></text:span><text:span text:style-name="T9">The evolution is to </text:span><text:span text:style-name="T10">implement all these columns as a separate table with adequate foreign keys.</text:span></text:p>
      <text:p text:style-name="P50">In table <text:span text:style-name="T45">hosts</text:span>, each following column <text:span text:style-name="T111">contain a comma separated list of values</text:span> more or less <text:span text:style-name="T112">referencing a column</text:span> in table <text:span text:style-name="T45">apps</text:span> :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92"><text:span text:style-name="T45">hosts</text:span> column</text:p>
            </table:table-cell>
            <table:table-cell table:style-name="Tableau1.B1" office:value-type="string">
              <text:p text:style-name="P92"><text:span text:style-name="T45">apps</text:span> <text:span text:style-name="T112">column</text:span>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97">sharedapps</text:p>
          </table:table-cell>
          <table:table-cell table:style-name="Tableau1.B2" office:value-type="string">
            <text:p text:style-name="P98">type</text:p>
          </table:table-cell>
        </table:table-row>
        <table:table-row table:style-name="Tableau1.1">
          <table:table-cell table:style-name="Tableau1.A2" office:value-type="string">
            <text:p text:style-name="P99">sharedpackages</text:p>
          </table:table-cell>
          <table:table-cell table:style-name="Tableau1.B2" office:value-type="string">
            <text:p text:style-name="P99">neededpackages</text:p>
          </table:table-cell>
        </table:table-row>
        <table:table-row table:style-name="Tableau1.1">
          <table:table-cell table:style-name="Tableau1.A4" office:value-type="string">
            <text:p text:style-name="P99">shareddatas</text:p>
          </table:table-cell>
          <table:table-cell table:style-name="Tableau1.B4" office:value-type="string">
            <text:p text:style-name="P114">(none)</text:p>
          </table:table-cell>
        </table:table-row>
      </table:table>
      <text:p text:style-name="P43"><text:span text:style-name="T9">The evolution is to </text:span><text:span text:style-name="T10">implement th</text:span><text:span text:style-name="T16">e </text:span><text:span text:style-name="T43">sharedapps</text:span><text:span text:style-name="T10"> </text:span><text:span text:style-name="T16">and </text:span><text:span text:style-name="T44">sharedpackages</text:span><text:span text:style-name="T16"> </text:span><text:span text:style-name="T10">column</text:span><text:span text:style-name="T16">s</text:span><text:span text:style-name="T10"> as separate table</text:span><text:span text:style-name="T16">s</text:span><text:span text:style-name="T10"> with adequate foreign keys.</text:span></text:p>
      <text:h text:style-name="P152" text:outline-level="2"><text:bookmark-start text:name="__RefHeading__290_330500314"/><text:span text:style-name="T104">N</text:span>ew columns<text:bookmark-end text:name="__RefHeading__290_330500314"/></text:h>
      <text:p text:style-name="P19"><text:span text:style-name="T69">T</text:span><text:span text:style-name="T66">he 'offering and billing' module </text:span><text:span text:style-name="T69">requires the new column</text:span><text:span text:style-name="T99"> </text:span><text:span text:style-name="T102">apps.minFreeMassStorage</text:span><text:span text:style-name="T69">.</text:span></text:p>
      <text:p text:style-name="P26"><text:span text:style-name="T65">Each table </text:span><text:span text:style-name="T79">directly mapped to a server</text:span><text:span text:style-name="T65"> object </text:span><text:span text:style-name="T79">class</text:span><text:span text:style-name="T65"> should contain a column</text:span><text:span text:style-name="T99"> </text:span><text:span text:style-name="T102">errorMsg</text:span><text:span text:style-name="T99"> </text:span><text:span text:style-name="T65">of type string.</text:span></text:p>
      <text:p text:style-name="P26"><text:span text:style-name="T65">Each table should contain a column</text:span><text:span text:style-name="T99"> </text:span><text:span text:style-name="T102">mtime</text:span><text:span text:style-name="T99"> </text:span><text:span text:style-name="T65">of type timestamp.</text:span></text:p>
      <text:h text:style-name="P163" text:outline-level="2"><text:bookmark-start text:name="__RefHeading__292_330500314"/><text:span text:style-name="T105">C</text:span>olumns to be renamed<text:bookmark-end text:name="__RefHeading__292_330500314"/></text:h>
      <text:p text:style-name="P20"><text:span text:style-name="T68">In table</text:span><text:span text:style-name="T99"> datas</text:span><text:span text:style-name="T68">, column</text:span><text:span text:style-name="T99"> </text:span><text:span text:style-name="T102">accessDate</text:span><text:span text:style-name="T99"> </text:span><text:span text:style-name="T68">should be renamed</text:span><text:span text:style-name="T99"> </text:span><text:span text:style-name="T102">mtime</text:span><text:span text:style-name="T68">.</text:span></text:p>
      <text:p text:style-name="P25"><text:span text:style-name="T68">In table</text:span><text:span text:style-name="T99"> </text:span><text:span text:style-name="T102">works</text:span><text:span text:style-name="T86"> </text:span><text:span text:style-name="T68">:</text:span></text:p>
      <text:p text:style-name="P73"><text:span text:style-name="T66">•</text:span><text:span text:style-name="T67"><text:tab/></text:span><text:span text:style-name="T70">Column</text:span><text:span text:style-name="T99"> </text:span><text:span text:style-name="T102">wallclocktime</text:span><text:span text:style-name="T99"> </text:span><text:span text:style-name="T70">should be renamed</text:span><text:span text:style-name="T99"> </text:span><text:span text:style-name="T102">maxWallClockTime</text:span><text:span text:style-name="T70">,</text:span></text:p>
      <text:p text:style-name="P73"><text:span text:style-name="T66">•</text:span><text:span text:style-name="T67"><text:tab/></text:span><text:span text:style-name="T70">Column</text:span><text:span text:style-name="T99"> </text:span><text:span text:style-name="T102">diskSpace</text:span><text:span text:style-name="T99"> <text:s text:c="4"/></text:span><text:span text:style-name="T70">should be renamed</text:span><text:span text:style-name="T99"> </text:span><text:span text:style-name="T102">minFreeMassStorage</text:span><text:span text:style-name="T88">,</text:span></text:p>
      <text:p text:style-name="P73"><text:span text:style-name="T89">•</text:span><text:span text:style-name="T90"><text:tab/></text:span><text:span text:style-name="T88">Column</text:span><text:span text:style-name="T99"> </text:span><text:span text:style-name="T102">error_msg</text:span><text:span text:style-name="T99"> <text:s text:c="4"/></text:span><text:span text:style-name="T88">should be renamed</text:span><text:span text:style-name="T99"> </text:span><text:span text:style-name="T102">errorMsg</text:span><text:span text:style-name="T99">.</text:span></text:p>
      <text:h text:style-name="P166" text:outline-level="2"><text:bookmark-start text:name="__RefHeading__518_330500314"/>Views<text:bookmark-end text:name="__RefHeading__518_330500314"/></text:h>
      <text:p text:style-name="P47"><text:span text:style-name="T5">C</text:span><text:span text:style-name="T3">reation of views would be useful for :</text:span></text:p>
      <text:p text:style-name="P68"><text:soft-page-break/><text:span text:style-name="T89">•</text:span><text:span text:style-name="T90"><text:tab/></text:span><text:span text:style-name="T87">Data lookup, </text:span><text:span text:style-name="T3">by automatically replacing foreign keys by human readable information such as name, type, size, …</text:span></text:p>
      <text:p text:style-name="P75"><text:span text:style-name="T89">•</text:span><text:span text:style-name="T90"><text:tab/></text:span><text:span text:style-name="T87">The developer of the middleware, as s</text:span>table intermediates used in complex queries : <text:s/><text:span text:style-name="T113">Filtering on access rights; <text:s/></text:span>Matchmaking between works and tasks; <text:s/>Accounting; <text:s/>…</text:p>
      <text:h text:style-name="P153" text:outline-level="2"><text:bookmark-start text:name="__RefHeading__412_330500314"/>Compatibility of the new tables with the old <text:span text:style-name="T116">server</text:span> code<text:bookmark-end text:name="__RefHeading__412_330500314"/></text:h>
      <text:p text:style-name="P22">In order to ease the evolution of the <text:span text:style-name="T116">server</text:span> code, the version 9.x of the XtremWeb-HEP core tables should work correctly with version 8.x of the XtremWeb-HEP <text:span text:style-name="T116">server</text:span> code.</text:p>
      <text:p text:style-name="P124"/>
      <text:p text:style-name="P3"/>
      <text:h text:style-name="P145" text:outline-level="1"><text:bookmark-start text:name="__RefHeading__414_330500314"/><text:span text:style-name="T106">Implementation of the evolution</text:span> of the core tables<text:bookmark-end text:name="__RefHeading__414_330500314"/></text:h>
      <text:p text:style-name="P8">All files related to maintenance of the XtremWeb-HEP core tables are in the '<text:span text:style-name="T30">src/scripts/db‑maintenance</text:span>' subfolder.</text:p>
      <text:p text:style-name="P10">The 'xwhep-core-db-schema.mwb' file created with MySQL Workbench contains table diagrams showing the XtremWeb-HEP core tables version 9.x <text:span text:style-name="T107">and their relationships</text:span>.</text:p>
      <text:h text:style-name="P167" text:outline-level="2"><text:bookmark-start text:name="__RefHeading__520_330500314"/>Referential integrity<text:bookmark-end text:name="__RefHeading__520_330500314"/></text:h>
      <text:p text:style-name="P30"><text:span text:style-name="T3">Under MySQL, </text:span><text:span text:style-name="T14">usage of referential integrity</text:span><text:span text:style-name="T3"> requires a migration from the MyISAM engine to the InnoDB engine. <text:s/>T</text:span><text:span text:style-name="T14">herefore, t</text:span><text:span text:style-name="T3">he foreign key constraints are set in a separate '</text:span><text:span text:style-name="T113">xwhep-core-tables-foreign-keys-live.sql</text:span><text:span text:style-name="T3">' script.</text:span></text:p>
      <text:p text:style-name="P48">In the core tables version 9.x, referential integrity is really enforced (and should stay enforced).</text:p>
      <text:p text:style-name="P34"><text:span text:style-name="T3">If necessary for tests, referential integrity may be </text:span><text:span text:style-name="T15">dropped by issuing the SQL statement</text:span><text:span text:style-name="T41"> </text:span><text:span text:style-name="T42">SET </text:span><text:span text:style-name="T41">FOREIGN_KEY_CHECKS</text:span><text:span text:style-name="T42">=0 </text:span><text:span text:style-name="T15">and enforced again by setting it back to</text:span><text:span text:style-name="T41"> 1</text:span><text:span text:style-name="T15">.</text:span></text:p>
      <text:h text:style-name="P161" text:outline-level="2"><text:bookmark-start text:name="__RefHeading__522_330500314"/>Tables of constants<text:bookmark-end text:name="__RefHeading__522_330500314"/></text:h>
      <text:p text:style-name="P29"><text:span text:style-name="T13">The tables </text:span><text:span text:style-name="T12">of constants </text:span><text:span text:style-name="T13">are </text:span><text:span text:style-name="T108">not</text:span><text:span text:style-name="T13"> designed as serialization of Java objects, but as </text:span><text:span text:style-name="T12">lists of constants, with primary key, timestamp and comments. <text:s/>They are initialized by the SQL script creating them. <text:s/>Therefore, the </text:span><text:span text:style-name="T20">server</text:span><text:span text:style-name="T12"> code should </text:span><text:span text:style-name="T110">not</text:span><text:span text:style-name="T12"> write in them, but should only use them for lookup.</text:span></text:p>
      <text:p text:style-name="P49">Since each table of constants holds a small number of values, its primary key is of type tinyint(3).</text:p>
      <text:p text:style-name="P31"><text:span text:style-name="T3">In each </text:span><text:span text:style-name="T11">referencing table, </text:span><text:span text:style-name="T3">there is a new foreign key, whose name and type are the same as those of the primary key of the table of constants.</text:span></text:p>
      <text:p text:style-name="P32"><text:span text:style-name="T109">Table of constants</text:span><text:span text:style-name="T3"><text:tab/></text:span><text:span text:style-name="T109">Primary key</text:span><text:span text:style-name="T3"><text:tab/></text:span><text:span text:style-name="T109">Referencing tables</text:span></text:p>
      <text:p text:style-name="P60">userRights<text:tab/>userRightId<text:tab/>users</text:p>
      <text:p text:style-name="P60">statuses<text:tab/>statusId<text:tab/>datas, works, tasks</text:p>
      <text:p text:style-name="P60">dataTypes<text:tab/>dataTypeId<text:tab/>datas, executables</text:p>
      <text:p text:style-name="P60"><text:soft-page-break/>appTypes<text:tab/>appTypeId<text:tab/>apps, sharedAppTypes</text:p>
      <text:p text:style-name="P61"><text:span text:style-name="T113">package</text:span>Types<text:tab/><text:span text:style-name="T113">package</text:span>TypeId<text:tab/>apps, shared<text:span text:style-name="T113">Package</text:span>Types</text:p>
      <text:p text:style-name="P60">oses<text:tab/>osId<text:tab/>hosts, datas, executables</text:p>
      <text:p text:style-name="P60">cpuTypes<text:tab/>cpuTypeId<text:tab/>hosts, datas, executables</text:p>
      <text:h text:style-name="P161" text:outline-level="2"><text:bookmark-start text:name="__RefHeading__524_330500314"/>Migration of columns to tables<text:bookmark-end text:name="__RefHeading__524_330500314"/></text:h>
      <text:p text:style-name="P33"><text:span text:style-name="T9">The new tables </text:span><text:span text:style-name="T12">replacing columns</text:span><text:span text:style-name="T9"> are designed as </text:span><text:span text:style-name="T12">relationships. <text:s/>Although the </text:span><text:span text:style-name="T20">server</text:span><text:span text:style-name="T12"> code version 8.x ignores these tables, the </text:span><text:span text:style-name="T20">server</text:span><text:span text:style-name="T12"> code version 9.x could use objects designed from the structure of these tables.</text:span></text:p>
      <text:p text:style-name="P77"><text:span text:style-name="T66">•</text:span><text:span text:style-name="T67"><text:tab/></text:span><text:span text:style-name="T12">T</text:span><text:span text:style-name="T3">able</text:span><text:span text:style-name="T41"> </text:span><text:span text:style-name="T46">sharedAppTypes</text:span><text:span text:style-name="T41"> </text:span><text:span text:style-name="T3">is a pure relationship between tables</text:span><text:span text:style-name="T41"> </text:span><text:span text:style-name="T46">appTypes</text:span><text:span text:style-name="T41"> </text:span><text:span text:style-name="T3">and</text:span><text:span text:style-name="T41"> </text:span><text:span text:style-name="T46">hosts</text:span><text:span text:style-name="T3">.</text:span></text:p>
      <text:p text:style-name="P77"><text:span text:style-name="T66">•</text:span><text:span text:style-name="T67"><text:tab/></text:span><text:span text:style-name="T12">T</text:span><text:span text:style-name="T3">able</text:span><text:span text:style-name="T41"> </text:span><text:span text:style-name="T46">shared</text:span><text:span text:style-name="T47">Packages</text:span><text:span text:style-name="T46">Types</text:span><text:span text:style-name="T41"> </text:span><text:span text:style-name="T3">is a pure relationship between tables</text:span><text:span text:style-name="T41"> </text:span><text:span text:style-name="T47">package</text:span><text:span text:style-name="T46">Types</text:span><text:span text:style-name="T41"> </text:span><text:span text:style-name="T3">and</text:span><text:span text:style-name="T41"> </text:span><text:span text:style-name="T46">hosts</text:span><text:span text:style-name="T3">.</text:span></text:p>
      <text:p text:style-name="P76"><text:span text:style-name="T66">•</text:span><text:span text:style-name="T67"><text:tab/></text:span><text:span text:style-name="T3">Table</text:span><text:span text:style-name="T41"> </text:span><text:span text:style-name="T46">executables</text:span><text:span text:style-name="T41"> </text:span><text:span text:style-name="T3">references tables</text:span><text:span text:style-name="T41"> </text:span><text:span text:style-name="T46">apps</text:span><text:span text:style-name="T3">,</text:span><text:span text:style-name="T41"> </text:span><text:span text:style-name="T46">datatypes</text:span><text:span text:style-name="T3">,</text:span><text:span text:style-name="T41"> </text:span><text:span text:style-name="T46">oses</text:span><text:span text:style-name="T3">,</text:span><text:span text:style-name="T41"> </text:span><text:span text:style-name="T46">cpuTypes</text:span><text:span text:style-name="T41"> </text:span><text:span text:style-name="T3">and</text:span><text:span text:style-name="T41"> </text:span><text:span text:style-name="T46">datas</text:span><text:span text:style-name="T3">.</text:span></text:p>
      <text:h text:style-name="P164" text:outline-level="2"><text:bookmark-start text:name="__RefHeading__526_330500314"/><text:span text:style-name="T104">N</text:span>ew columns<text:bookmark-end text:name="__RefHeading__526_330500314"/></text:h>
      <text:p text:style-name="P27"><text:span text:style-name="T65">Each table contain</text:span><text:span text:style-name="T71">s</text:span><text:span text:style-name="T65"> a column</text:span><text:span text:style-name="T99"> </text:span><text:span text:style-name="T102">mtime</text:span><text:span text:style-name="T99"> </text:span><text:span text:style-name="T65">of type timestamp, </text:span><text:span text:style-name="T71">whose value is automatically set by the database engine</text:span><text:span text:style-name="T65">. <text:s/></text:span><text:span text:style-name="T71">So, the </text:span><text:span text:style-name="T79">server</text:span><text:span text:style-name="T71"> code should never try to set the value of this column.</text:span></text:p>
      <text:h text:style-name="P165" text:outline-level="2"><text:bookmark-start text:name="__RefHeading__12261_329290663"/><text:span text:style-name="T105">C</text:span>olumns to be renamed<text:bookmark-end text:name="__RefHeading__12261_329290663"/></text:h>
      <text:p text:style-name="P21"><text:span text:style-name="T68">I</text:span><text:span text:style-name="T65">n order to preserve compatibility with </text:span><text:span text:style-name="T72">version 8.x of the XtremWeb-HEP </text:span><text:span text:style-name="T79">server</text:span><text:span text:style-name="T72"> code, </text:span><text:span text:style-name="T65">columns were </text:span><text:span text:style-name="T84">not</text:span><text:span text:style-name="T65"> renamed, but </text:span><text:span text:style-name="T84">new</text:span><text:span text:style-name="T65"> columns where created with the adequate name.</text:span></text:p>
      <text:p text:style-name="P142">Deletion of the deprecated columns should be performed after the update of the server code.</text:p>
      <text:h text:style-name="P154" text:outline-level="2"><text:bookmark-start text:name="__RefHeading__528_330500314"/>Views<text:bookmark-end text:name="__RefHeading__528_330500314"/></text:h>
      <text:p text:style-name="P28"><text:span text:style-name="T72">T</text:span><text:span text:style-name="T65">he views are</text:span><text:span text:style-name="T73"> created by following SQL scripts :</text:span></text:p>
      <text:p text:style-name="P80"><text:span text:style-name="T66">•</text:span><text:span text:style-name="T67"><text:tab/></text:span><text:span text:style-name="T76">Script generated by <text:s/></text:span><text:span text:style-name="T73">xwhep-core-tables-query-for-create-views.sql<text:line-break/></text:span><text:span text:style-name="T79">Fox each 8.x table, </text:span><text:span text:style-name="T81">the generated script</text:span><text:span text:style-name="T79"> creates a view</text:span><text:span text:style-name="T65"> automatically replacing foreign keys by human readable information such as name, type, size, …</text:span></text:p>
      <text:p text:style-name="P81"><text:span text:style-name="T66">•</text:span><text:span text:style-name="T67"><text:tab/></text:span><text:span text:style-name="T76">Script generated by <text:s/></text:span><text:span text:style-name="T73">xwhep-core-tables-query-for-create-</text:span><text:span text:style-name="T74">users-</text:span><text:span text:style-name="T73">views.sql<text:line-break/></text:span><text:span text:style-name="T79">Fox each 8.x table, </text:span><text:span text:style-name="T81">the generated script</text:span><text:span text:style-name="T79"> creates a view</text:span><text:span text:style-name="T65"> </text:span><text:span text:style-name="T80">matching users with the list of objects which they are allowed to access.</text:span></text:p>
      <text:p text:style-name="P85"><text:span text:style-name="T66">•</text:span><text:span text:style-name="T67"><text:tab/></text:span><text:span text:style-name="T73">xwhep-core-tables-create-views-for-sessions-and-groups.sql<text:line-break/></text:span><text:span text:style-name="T80">For the</text:span><text:span text:style-name="T63"> sessions </text:span><text:span text:style-name="T80">and</text:span><text:span text:style-name="T63"> groups </text:span><text:span text:style-name="T80">tables, </text:span><text:span text:style-name="T81">this script</text:span><text:span text:style-name="T80"> creates a view providing the amount of works grouped by status.</text:span></text:p>
      <text:p text:style-name="P86"><text:span text:style-name="T66">•</text:span><text:span text:style-name="T67"><text:tab/></text:span><text:span text:style-name="T73">xwhep-core-tables-create-views-for-relationships.sql<text:line-break/></text:span><text:span text:style-name="T81">This script</text:span><text:span text:style-name="T80"> creates </text:span><text:span text:style-name="T81">a </text:span><text:span text:style-name="T80">view for </text:span><text:span text:style-name="T81">each </text:span><text:span text:style-name="T80">relationship table :<text:line-break/></text:span><text:span text:style-name="T63">executables</text:span><text:span text:style-name="T80">,</text:span><text:span text:style-name="T63"> sharedAppTypes </text:span><text:span text:style-name="T80">and</text:span><text:span text:style-name="T63"> sharedPackageTypes</text:span></text:p>
      <text:p text:style-name="P84"><text:span text:style-name="T66">•</text:span><text:span text:style-name="T67"><text:tab/></text:span><text:span text:style-name="T74">xwhep-core-tables-create-view-hosts-matching-works</text:span><text:span text:style-name="T73">.sql</text:span><text:span text:style-name="T82"><text:line-break/></text:span><text:span text:style-name="T81">This script creates a view providing the match between hosts and pending works</text:span></text:p>
      <text:p text:style-name="P83"><text:soft-page-break/><text:span text:style-name="T66">•</text:span><text:span text:style-name="T67"><text:tab/></text:span><text:span text:style-name="T75">xwhep-core-tables-create-views-for-offering-and-billing.sql</text:span><text:span text:style-name="T82"><text:line-break/></text:span><text:span text:style-name="T81">This script creates view</text:span><text:span text:style-name="T83">s for offering and accounting (which permits billing)</text:span></text:p>
      <text:h text:style-name="P168" text:outline-level="2"><text:bookmark-start text:name="__RefHeading__530_330500314"/>Compatibility of the new tables with the old <text:span text:style-name="T116">server</text:span> code<text:bookmark-end text:name="__RefHeading__530_330500314"/></text:h>
      <text:p text:style-name="P35"><text:span text:style-name="T5">T</text:span><text:span text:style-name="T3">his is performed through the usage of triggers created by following SQL scripts :</text:span></text:p>
      <text:p text:style-name="P78"><text:span text:style-name="T66">•</text:span><text:span text:style-name="T67"><text:tab/></text:span><text:span text:style-name="T3">xwhep-core-tables-create-triggers-for-data-coming-from-8.sql</text:span></text:p>
      <text:p text:style-name="P87"><text:span text:style-name="T66">•</text:span><text:span text:style-name="T67"><text:tab/></text:span><text:span text:style-name="T3">xwhep-core-tables-create-triggers-for-history-coming-from-8.sql</text:span></text:p>
      <text:h text:style-name="P149" text:outline-level="1"><text:bookmark-start text:name="__RefHeading__1646_329290663"/>Migration of XtremWeb-HEP <text:span text:style-name="T117">core tables</text:span> from 8 to 9<text:bookmark-end text:name="__RefHeading__1646_329290663"/></text:h>
      <text:p text:style-name="P12">The migration of XtremWeb-HEP <text:span text:style-name="T117">core tables</text:span> from version 8.x to version 9.x requires the XtremWeb-HEP server to be stopped.</text:p>
      <text:p text:style-name="P11"><text:span text:style-name="T114">It may be performed using 1 of the following 2 methods :<text:tab/></text:span><text:span text:style-name="T66">•</text:span><text:span text:style-name="T67"><text:tab/></text:span><text:span text:style-name="T114">With copy of data to a new schema,</text:span></text:p>
      <text:p text:style-name="P123"><text:span text:style-name="T66">•</text:span><text:span text:style-name="T67"><text:tab/></text:span>On place.</text:p>
      <text:h text:style-name="P169" text:outline-level="2"><text:bookmark-start text:name="__RefHeading__520_3305003141"/><text:span text:style-name="T125">In 8.x, c</text:span>onsolidation of hosts having same characteristics<text:bookmark-end text:name="__RefHeading__520_3305003141"/></text:h>
      <text:p text:style-name="P52"><text:span text:style-name="T124">Hosts from Grid5000 are volatile, and restart without XtremWeb-HEP configuration file. <text:s/>So, at each startup, they run a script creating an XtremWeb-HEP configuration file</text:span>. <text:s/><text:span text:style-name="T124">Previously, this script generated a </text:span><text:span text:style-name="T32">random</text:span><text:span text:style-name="T124"> host UID, which resulted in the </text:span><text:span text:style-name="T57">hosts</text:span><text:span text:style-name="T124"> table containing many hosts with same characteristics. <text:s/>This Grid5000 script is now improved to generate a reprodu­cible host UID, but the </text:span><text:span text:style-name="T57">hosts</text:span><text:span text:style-name="T124"> table still contains many hosts with same characteristics.</text:span></text:p>
      <text:p text:style-name="P58">Though not mandatory, it is advisable, <text:span text:style-name="T33">before</text:span><text:span text:style-name="T125"> the migration,</text:span> to consolidate the <text:span text:style-name="T57">hosts</text:span> table <text:span text:style-name="T125">of version 8.x </text:span>b<text:span text:style-name="T125">y running following SQL script (which can run during a long time), available in the 8.x tree of SVN :</text:span></text:p>
      <text:p text:style-name="P59">8.x\src\scripts\db-maintenance\xwhep-core-tables-consolidate-hosts-verbose.sql</text:p>
      <text:h text:style-name="P170" text:outline-level="2"><text:bookmark-start text:name="__RefHeading__12263_329290663"/>Migration with copy of data to a new schema<text:bookmark-end text:name="__RefHeading__12263_329290663"/></text:h>
      <text:p text:style-name="P51">This method uses a new empty database schema.</text:p>
      <text:p text:style-name="P51">It creates the XtremWeb-HEP tables at version 9.x inside this new schema, then copies XtremWeb-HEP data from the old schema to the new schema.</text:p>
      <text:p text:style-name="P36"><text:span text:style-name="T3">This method is implemented by the '</text:span>xwhep-core-tables-from-8-create-9.sh<text:span text:style-name="T3">' script, which should run correctly both under Linux and Mac OS X. <text:s/>Usage :</text:span></text:p>
      <text:p text:style-name="P51">./xwhep-core-tables-from-8-create-9.sh <text:s/>DB_HOST <text:s/>DB_USER <text:s/>SOURCE_SCHEMA <text:s/>TARGET_SCHEMA <text:s/>[NEEDS_DB_PASSWORD]</text:p>
      <text:p text:style-name="P38"><text:span text:style-name="T3">If a database password is needed, just provide any non-empty value (such as 'YES') to <text:s/></text:span><text:span text:style-name="T17">NEEDS_DB_PASSWORD.</text:span></text:p>
      <text:p text:style-name="P38"><text:span text:style-name="T17">T</text:span><text:span text:style-name="T3">his shell script </text:span><text:span text:style-name="T19">call</text:span><text:span text:style-name="T3">s following SQL scripts <text:s/></text:span><text:span text:style-name="T19">(only the last of them runs during a long time)</text:span><text:span text:style-name="T3"> :</text:span></text:p>
      <text:p text:style-name="P82"><text:span text:style-name="T66">•</text:span><text:span text:style-name="T67"><text:tab/></text:span><text:span text:style-name="T77">xwhep-core-tables-drop-triggers-and-tables.sql</text:span></text:p>
      <text:p text:style-name="P82"><text:span text:style-name="T66">•</text:span><text:span text:style-name="T67"><text:tab/></text:span><text:span text:style-name="T77">xwhep-core-tables-from-8-create-initial-tables.sql</text:span></text:p>
      <text:p text:style-name="P90"><text:span text:style-name="T66">•</text:span><text:span text:style-name="T67"><text:tab/></text:span><text:span text:style-name="T77">xwhep-core-tables-from-8-create-new-tables-columns-fk.sql</text:span></text:p>
      <text:p text:style-name="P90"><text:span text:style-name="T66">•</text:span><text:span text:style-name="T67"><text:tab/></text:span><text:span text:style-name="T77">xwhep-core-tables-set-not-null-fk-referencing-new-tables.sql</text:span></text:p>
      <text:p text:style-name="P90"><text:span text:style-name="T66">•</text:span><text:span text:style-name="T67"><text:tab/></text:span><text:span text:style-name="T77">xwhep-core-tables-create-triggers-for-data-coming-from-8.sql</text:span></text:p>
      <text:p text:style-name="P90"><text:span text:style-name="T66">•</text:span><text:span text:style-name="T67"><text:tab/></text:span><text:span text:style-name="T77">xwhep-core-tables-create-triggers-for-history-coming-from-8.sql</text:span></text:p>
      <text:p text:style-name="P90"><text:span text:style-name="T66">•</text:span><text:span text:style-name="T67"><text:tab/></text:span><text:span text:style-name="T77">xwhep-core-tables-query-for-copy-contents-from-source-schema.sql</text:span></text:p>
      <text:p text:style-name="P88"><text:span text:style-name="T66">•</text:span><text:span text:style-name="T67"><text:tab/></text:span><text:span text:style-name="T76">Script generated by </text:span><text:span text:style-name="T78">the script just above</text:span></text:p>
      <text:h text:style-name="P170" text:outline-level="2"><text:bookmark-start text:name="__RefHeading__1648_329290663"/><text:soft-page-break/>Migration on place<text:bookmark-end text:name="__RefHeading__1648_329290663"/></text:h>
      <text:p text:style-name="P38"><text:span text:style-name="T3">This method migrates on place an XtremWeb-HEP schema already containing data <text:s/></text:span><text:span text:style-name="T18">from version 8.x to version 9.x</text:span></text:p>
      <text:p text:style-name="P37"><text:span text:style-name="T18">This method is implemented by the '</text:span><text:span text:style-name="T115">xwhep-core-tables-from-8-migrate-to-9.sh</text:span><text:span text:style-name="T18">' script, which should run correctly both under Linux and Mac OS X. <text:s/>Usage :</text:span></text:p>
      <text:p text:style-name="P53">./xwhep-core-tables-from-8-migrate-to-9.sh <text:s/>DB_HOST <text:s/>DB_USER <text:s/>DB_SCHEMA <text:s/>[NEEDS_DB_PASSWORD]</text:p>
      <text:p text:style-name="P17"><text:span text:style-name="T3">If a database password is needed, just provide any non-empty value (such as 'YES') to <text:s/></text:span><text:span text:style-name="T17">NEEDS_DB_PASSWORD.</text:span></text:p>
      <text:p text:style-name="P39"><text:span text:style-name="T17">T</text:span><text:span text:style-name="T3">his shell script </text:span><text:span text:style-name="T19">call</text:span><text:span text:style-name="T3">s following SQL scripts <text:s/></text:span><text:span text:style-name="T19">(many of them run during a long time)</text:span><text:span text:style-name="T3"> :</text:span></text:p>
      <text:p text:style-name="P82"><text:span text:style-name="T66">•</text:span><text:span text:style-name="T67"><text:tab/></text:span><text:span text:style-name="T77">xwhep-core-tables-from-8-move-to-history-objects-having-bad-references.sql</text:span></text:p>
      <text:p text:style-name="P82"><text:span text:style-name="T66">•</text:span><text:span text:style-name="T67"><text:tab/></text:span><text:span text:style-name="T77">xwhep-core-tables-from-8-create-new-tables-columns-fk.sql</text:span></text:p>
      <text:p text:style-name="P90"><text:span text:style-name="T66">•</text:span><text:span text:style-name="T67"><text:tab/></text:span><text:span text:style-name="T77">xwhep-core-tables-create-triggers-for-data-coming-from-8.sql</text:span></text:p>
      <text:p text:style-name="P90"><text:span text:style-name="T66">•</text:span><text:span text:style-name="T67"><text:tab/></text:span><text:span text:style-name="T77">xwhep-core-tables-create-triggers-for-history-coming-from-8.sql</text:span></text:p>
      <text:p text:style-name="P91"><text:span text:style-name="T66">•</text:span><text:span text:style-name="T67"><text:tab/></text:span><text:span text:style-name="T78">xwhep-core-tables-populate-new-columns-for-data-copied-from-8.sql</text:span></text:p>
      <text:p text:style-name="P91"><text:span text:style-name="T66">•</text:span><text:span text:style-name="T67"><text:tab/></text:span><text:span text:style-name="T78">xwhep-core-tables-populate-new-columns-for-history-copied-from-8.sql</text:span></text:p>
      <text:p text:style-name="P90"><text:span text:style-name="T66">•</text:span><text:span text:style-name="T67"><text:tab/></text:span><text:span text:style-name="T77">xwhep-core-tables-set-not-null-fk-referencing-new-tables.sql</text:span></text:p>
      <text:h text:style-name="P171" text:outline-level="2"><text:bookmark-start text:name="__RefHeading__5481_329290663"/>Useful test scripts<text:bookmark-end text:name="__RefHeading__5481_329290663"/></text:h>
      <text:p text:style-name="P46"><text:span text:style-name="T18">B</text:span><text:span text:style-name="T3">oth test scripts :</text:span></text:p>
      <text:p text:style-name="P69"><text:span text:style-name="T92">•</text:span><text:span text:style-name="T93"><text:tab/></text:span><text:span text:style-name="T3">require an 'xwconfigure.values' file in the current folder,</text:span></text:p>
      <text:p text:style-name="P69"><text:span text:style-name="T92">•</text:span><text:span text:style-name="T93"><text:tab/></text:span><text:span text:style-name="T91">end by starting an XtremWeb-HEP server and an XtremWeb-HEP worker, inserting the 'apptest' application, submitting a work for it, and waiting for its completion,</text:span></text:p>
      <text:p text:style-name="P70"><text:span text:style-name="T92">•</text:span><text:span text:style-name="T93"><text:tab/> </text:span><text:span text:style-name="T94">should run correctly both under Linux and Mac OS X.</text:span></text:p>
      <text:p text:style-name="P138"><text:span text:style-name="T123">xwhep-init-and-test-8-to-9.sh</text:span><text:span text:style-name="T3"><text:tab/></text:span><text:span text:style-name="T28">deploies an 8.x worker, then migrates the core tables to 9.x using '</text:span><text:span text:style-name="T29">xwhep-core-tables-from-8-migrate-to-9.sh</text:span><text:span text:style-name="T28">'</text:span></text:p>
      <text:p text:style-name="P139">xwhep-init-and-test.sh<text:span text:style-name="T3"><text:tab/></text:span><text:span text:style-name="T28">downloads the sources from SVN, then runs 'make install'</text:span></text:p>
      <text:h text:style-name="P146" text:outline-level="1"><text:bookmark-start text:name="__RefHeading__1678_329290663"/>Examples of usage of the SQL views for XtremWeb-HEP<text:bookmark-end text:name="__RefHeading__1678_329290663"/></text:h>
      <text:h text:style-name="P172" text:outline-level="2"><text:bookmark-start text:name="__RefHeading__5483_329290663"/>Human readable <text:span text:style-name="T122">views</text:span> of 8.x tables<text:bookmark-end text:name="__RefHeading__5483_329290663"/></text:h>
      <text:p text:style-name="P23"><text:span text:style-name="T58">select <text:s/>* <text:s/></text:span><text:span text:style-name="T59">from <text:s/>view_apps;</text:span></text:p>
      <text:p text:style-name="P128"><text:span text:style-name="T59">select<text:tab/></text:span><text:span text:style-name="T49">osName, <text:s/>osversion, <text:s/>cpuTypeName, <text:s/></text:span><text:span text:style-name="T50">ipaddr, <text:s/>cpunb, <text:s/>cpumodel, <text:s/>projectName, <text:s/></text:span><text:span text:style-name="T49">count(uid)</text:span></text:p>
      <text:p text:style-name="P134">from<text:tab/>view_hosts</text:p>
      <text:p text:style-name="P133"><text:span text:style-name="T58">group by<text:tab/></text:span><text:span text:style-name="T49">osName, <text:s/>osversion, <text:s/>cpuTypeName, <text:s/></text:span><text:span text:style-name="T48">ipaddr, <text:s/>cpunb, <text:s/>cpumodel, <text:s/>projectName;</text:span></text:p>
      <text:p text:style-name="P64"><text:soft-page-break/>...</text:p>
      <text:h text:style-name="P155" text:outline-level="2"><text:bookmark-start text:name="__RefHeading__5485_329290663"/><text:span text:style-name="T121">Views of</text:span> 8.x tables <text:span text:style-name="T121">taking into account access rights</text:span><text:bookmark-end text:name="__RefHeading__5485_329290663"/></text:h>
      <text:p text:style-name="P136"><text:span text:style-name="T60">s</text:span><text:span text:style-name="T59">elect<text:tab/></text:span><text:span text:style-name="T49">* <text:s/></text:span><text:span text:style-name="T51">from <text:s/>view_users_apps</text:span></text:p>
      <text:p text:style-name="P130"><text:span text:style-name="T60">where</text:span><text:span text:style-name="T58"><text:tab/></text:span><text:span text:style-name="T60">userLogin = 'administrator'; <text:s text:c="2"/>-- <text:s/>'g5kuser', <text:s/>'oleg', <text:s/>...</text:span></text:p>
      <text:p text:style-name="P129"><text:span text:style-name="T59">select<text:tab/></text:span><text:span text:style-name="T49">osName, <text:s/>osversion, <text:s/>cpuTypeName, <text:s/></text:span><text:span text:style-name="T50">ipaddr, <text:s/>cpunb, <text:s/>cpumodel, <text:s/>projectName, <text:s/></text:span><text:span text:style-name="T49">count(uid)</text:span></text:p>
      <text:p text:style-name="P130"><text:span text:style-name="T58">from<text:tab/>view_</text:span><text:span text:style-name="T60">users_</text:span><text:span text:style-name="T58">hosts</text:span></text:p>
      <text:p text:style-name="P135"><text:span text:style-name="T60">where</text:span><text:span text:style-name="T58"><text:tab/></text:span><text:span text:style-name="T60">userLogin = 'administrator' <text:s text:c="3"/>-- <text:s/>'g5kuser', <text:s/>'oleg', <text:s/>...</text:span></text:p>
      <text:p text:style-name="P132"><text:span text:style-name="T58">group by<text:tab/></text:span><text:span text:style-name="T49">osName, <text:s/>osversion, <text:s/>cpuTypeName, <text:s/></text:span><text:span text:style-name="T48">ipaddr, <text:s/>cpunb, <text:s/>cpumodel, <text:s/>projectName;</text:span></text:p>
      <text:p text:style-name="P64">...</text:p>
      <text:h text:style-name="P172" text:outline-level="2"><text:bookmark-start text:name="__RefHeading__5487_329290663"/><text:span text:style-name="T122">Views</text:span> of <text:span text:style-name="T121">sessions and groups with work counts</text:span><text:bookmark-end text:name="__RefHeading__5487_329290663"/></text:h>
      <text:p text:style-name="P23"><text:span text:style-name="T58">select <text:s/>* <text:s/></text:span><text:span text:style-name="T59">from <text:s/>view_</text:span><text:span text:style-name="T61">sessions</text:span><text:span text:style-name="T59">;</text:span></text:p>
      <text:p text:style-name="P24"><text:span text:style-name="T59">select <text:s/>* <text:s/>from <text:s/>view_</text:span><text:span text:style-name="T61">groups <text:s/>where <text:s/>nb_works &gt; 0</text:span></text:p>
      <text:h text:style-name="P156" text:outline-level="2"><text:bookmark-start text:name="__RefHeading__5489_329290663"/>Human readable <text:span text:style-name="T122">views</text:span> of <text:span text:style-name="T122">relationship tables</text:span><text:bookmark-end text:name="__RefHeading__5489_329290663"/></text:h>
      <text:p text:style-name="P23"><text:span text:style-name="T58">select <text:s/>* <text:s/></text:span><text:span text:style-name="T59">from <text:s/>view_</text:span><text:span text:style-name="T61">executables</text:span><text:span text:style-name="T59">;</text:span></text:p>
      <text:p text:style-name="P23"><text:span text:style-name="T59">select <text:s/>* <text:s/>from <text:s/>view_</text:span><text:span text:style-name="T61">sharedAppTypes;</text:span></text:p>
      <text:p text:style-name="P23"><text:span text:style-name="T59">select <text:s/>* <text:s/>from <text:s/>view_</text:span><text:span text:style-name="T61">sharedPackageTypes;</text:span></text:p>
      <text:h text:style-name="P157" text:outline-level="2"><text:bookmark-start text:name="__RefHeading__5491_329290663"/>Search works matching a host<text:bookmark-end text:name="__RefHeading__5491_329290663"/></text:h>
      <text:p text:style-name="P126"><text:span text:style-name="T58">select<text:tab/></text:span><text:span text:style-name="T48">workUID, workAccessRights as wRights, workArrivalDate, workOwner as wOwner, workUsergroup, appName, appType, executableOsName as eOsName, executableOsVersion as eOsVer, executableCpuType as eCpuType, hostProject as hProj, hostOsName as hOsName, hostCpuType as hCpuType, dataName </text:span></text:p>
      <text:p text:style-name="P127">from<text:tab/>view_hosts_matching_works </text:p>
      <text:p text:style-name="P127">where<text:tab/>hostUID = '...';</text:p>
      <text:h text:style-name="P173" text:outline-level="2"><text:bookmark-start text:name="__RefHeading__5493_329290663"/>View for accounting and billing<text:bookmark-end text:name="__RefHeading__5493_329290663"/></text:h>
      <text:p text:style-name="P137"><text:span text:style-name="T60">s</text:span><text:span text:style-name="T59">elect<text:tab/></text:span><text:span text:style-name="T49">* <text:s/></text:span><text:span text:style-name="T51">from <text:s/></text:span><text:span text:style-name="T52">view_works_for_billing</text:span></text:p>
      <text:p text:style-name="P131"><text:span text:style-name="T62">order by</text:span><text:span text:style-name="T59"><text:tab/></text:span><text:span text:style-name="T62">completedDate desc;</text:span></text:p>
      <text:h text:style-name="P147" text:outline-level="1"><text:bookmark-start text:name="__RefHeading__1680_329290663"/><text:soft-page-break/>Evolution of the XtremWeb-HEP server code<text:bookmark-end text:name="__RefHeading__1680_329290663"/></text:h>
      <text:h text:style-name="P174" text:outline-level="2"><text:bookmark-start text:name="__RefHeading__3154_329290663"/>Verification that core tables version 9.x are compatible<text:bookmark-end text:name="__RefHeading__3154_329290663"/></text:h>
      <text:p text:style-name="P40"><text:span text:style-name="T3">XtremWeb-HEP </text:span><text:span text:style-name="T21">core tables</text:span><text:span text:style-name="T18"> version 9.x </text:span><text:span text:style-name="T21">should still be compatible with XtremWeb-HEP server code version 8.x</text:span></text:p>
      <text:p text:style-name="P54">At the time of writing, this is verified.</text:p>
      <text:h text:style-name="P174" text:outline-level="2"><text:bookmark-start text:name="__RefHeading__5495_329290663"/>Verification <text:span text:style-name="T120">of consistency with the constants tables</text:span><text:bookmark-end text:name="__RefHeading__5495_329290663"/></text:h>
      <text:p text:style-name="P40"><text:span text:style-name="T21">XtremWeb-HEP server code </text:span><text:span text:style-name="T27">should verify that the content of the constants tables listed in chapter </text:span><text:span text:style-name="T27"><text:bookmark-ref text:reference-format="chapter" text:ref-name="__RefHeading__522_330500314">2.2</text:bookmark-ref></text:span><text:span text:style-name="T27"> matches its own enumerations.</text:span></text:p>
      <text:h text:style-name="P158" text:outline-level="2"><text:bookmark-start text:name="__RefHeading__3156_329290663"/>Usage of new columns <text:span text:style-name="T118">and tables </text:span>instead of deprecated columns<text:bookmark-end text:name="__RefHeading__3156_329290663"/></text:h>
      <text:p text:style-name="P41"><text:span text:style-name="T18">I</text:span><text:span text:style-name="T3">n</text:span><text:span text:style-name="T20"> the XtremWeb-HEP server code, </text:span><text:span text:style-name="T3">usage of following deprecated columns should be replaced by usage of corresponding new columns (with a lookup in a constants table only if necessary) :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 table:style-name="Tableau8.1">
            <table:table-cell table:style-name="Tableau8.A1" office:value-type="string">
              <text:p text:style-name="P120"><text:span text:style-name="T53">user</text:span><text:span text:style-name="T54">s</text:span><text:span text:style-name="T3"> table</text:span></text:p>
            </table:table-cell>
            <table:table-cell table:style-name="Tableau8.B1" office:value-type="string">
              <text:p text:style-name="P93">Deprecated column</text:p>
            </table:table-cell>
            <table:table-cell table:style-name="Tableau8.C1" office:value-type="string">
              <text:p text:style-name="P93">New column</text:p>
            </table:table-cell>
            <table:table-cell table:style-name="Tableau8.D1" office:value-type="string">
              <text:p text:style-name="P93">Lookup constants table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93"/>
          </table:table-cell>
          <table:table-cell table:style-name="Tableau8.A2" office:value-type="string">
            <text:p text:style-name="P106">rights</text:p>
          </table:table-cell>
          <table:table-cell table:style-name="Tableau8.C2" office:value-type="string">
            <text:p text:style-name="P100"><text:span text:style-name="T3">user</text:span><text:span text:style-name="T23">RightId</text:span></text:p>
          </table:table-cell>
          <table:table-cell table:style-name="Tableau8.D2" office:value-type="string">
            <text:p text:style-name="P100"><text:span text:style-name="T3">user</text:span><text:span text:style-name="T23">Rights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117"><text:span text:style-name="T54">hosts</text:span><text:span text:style-name="T3"> table</text:span></text:p>
            </table:table-cell>
            <table:table-cell table:style-name="Tableau3.B1" office:value-type="string">
              <text:p text:style-name="P94">Deprecated column</text:p>
            </table:table-cell>
            <table:table-cell table:style-name="Tableau3.C1" office:value-type="string">
              <text:p text:style-name="P94">New column</text:p>
            </table:table-cell>
            <table:table-cell table:style-name="Tableau3.D1" office:value-type="string">
              <text:p text:style-name="P94">Lookup constants table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94"/>
          </table:table-cell>
          <table:table-cell table:style-name="Tableau3.A2" office:value-type="string">
            <text:p text:style-name="P107">os</text:p>
          </table:table-cell>
          <table:table-cell table:style-name="Tableau3.C2" office:value-type="string">
            <text:p text:style-name="P107">osId</text:p>
          </table:table-cell>
          <table:table-cell table:style-name="Tableau3.D2" office:value-type="string">
            <text:p text:style-name="P107">oses</text:p>
          </table:table-cell>
        </table:table-row>
        <table:table-row table:style-name="Tableau3.1">
          <table:table-cell table:style-name="Tableau3.A2" office:value-type="string">
            <text:p text:style-name="P94"/>
          </table:table-cell>
          <table:table-cell table:style-name="Tableau3.A2" office:value-type="string">
            <text:p text:style-name="P107">cputype</text:p>
          </table:table-cell>
          <table:table-cell table:style-name="Tableau3.C2" office:value-type="string">
            <text:p text:style-name="P107">cpuTypeId</text:p>
          </table:table-cell>
          <table:table-cell table:style-name="Tableau3.D2" office:value-type="string">
            <text:p text:style-name="P107">cpuTypes</text:p>
          </table:table-cell>
        </table:table-row>
        <table:table-row table:style-name="Tableau3.1">
          <table:table-cell table:style-name="Tableau3.A4" office:value-type="string">
            <text:p text:style-name="P94"/>
          </table:table-cell>
          <table:table-cell table:style-name="Tableau3.A4" office:value-type="string">
            <text:p text:style-name="P107">project</text:p>
          </table:table-cell>
          <table:table-cell table:style-name="Tableau3.C4" office:value-type="string">
            <text:p text:style-name="P107">userGroupUID</text:p>
          </table:table-cell>
          <table:table-cell table:style-name="Tableau3.D4" office:value-type="string">
            <text:p text:style-name="P107">usergroups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 table:style-name="Tableau4.1">
            <table:table-cell table:style-name="Tableau4.A1" office:value-type="string">
              <text:p text:style-name="P118"><text:span text:style-name="T55">data</text:span><text:span text:style-name="T54">s</text:span><text:span text:style-name="T3"> table</text:span></text:p>
            </table:table-cell>
            <table:table-cell table:style-name="Tableau4.B1" office:value-type="string">
              <text:p text:style-name="P95">Deprecated column</text:p>
            </table:table-cell>
            <table:table-cell table:style-name="Tableau4.C1" office:value-type="string">
              <text:p text:style-name="P95">New column</text:p>
            </table:table-cell>
            <table:table-cell table:style-name="Tableau4.D1" office:value-type="string">
              <text:p text:style-name="P95">Lookup constants table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95"/>
          </table:table-cell>
          <table:table-cell table:style-name="Tableau4.A2" office:value-type="string">
            <text:p text:style-name="P102">status</text:p>
          </table:table-cell>
          <table:table-cell table:style-name="Tableau4.C2" office:value-type="string">
            <text:p text:style-name="P102">statusId</text:p>
          </table:table-cell>
          <table:table-cell table:style-name="Tableau4.D2" office:value-type="string">
            <text:p text:style-name="P102">statuses</text:p>
          </table:table-cell>
        </table:table-row>
        <table:table-row table:style-name="Tableau4.1">
          <table:table-cell table:style-name="Tableau4.A2" office:value-type="string">
            <text:p text:style-name="P95"/>
          </table:table-cell>
          <table:table-cell table:style-name="Tableau4.A2" office:value-type="string">
            <text:p text:style-name="P102">type</text:p>
          </table:table-cell>
          <table:table-cell table:style-name="Tableau4.C2" office:value-type="string">
            <text:p text:style-name="P102">dataTypeId</text:p>
          </table:table-cell>
          <table:table-cell table:style-name="Tableau4.D2" office:value-type="string">
            <text:p text:style-name="P102">dataTypes</text:p>
          </table:table-cell>
        </table:table-row>
        <table:table-row table:style-name="Tableau4.1">
          <table:table-cell table:style-name="Tableau4.A2" office:value-type="string">
            <text:p text:style-name="P95"/>
          </table:table-cell>
          <table:table-cell table:style-name="Tableau4.A2" office:value-type="string">
            <text:p text:style-name="P108">os</text:p>
          </table:table-cell>
          <table:table-cell table:style-name="Tableau4.C2" office:value-type="string">
            <text:p text:style-name="P108">osId</text:p>
          </table:table-cell>
          <table:table-cell table:style-name="Tableau4.D2" office:value-type="string">
            <text:p text:style-name="P108">oses</text:p>
          </table:table-cell>
        </table:table-row>
        <table:table-row table:style-name="Tableau4.1">
          <table:table-cell table:style-name="Tableau4.A2" office:value-type="string">
            <text:p text:style-name="P95"/>
          </table:table-cell>
          <table:table-cell table:style-name="Tableau4.A2" office:value-type="string">
            <text:p text:style-name="P108">cpu</text:p>
          </table:table-cell>
          <table:table-cell table:style-name="Tableau4.C2" office:value-type="string">
            <text:p text:style-name="P108">cpuTypeId</text:p>
          </table:table-cell>
          <table:table-cell table:style-name="Tableau4.D2" office:value-type="string">
            <text:p text:style-name="P108">cpuTypes</text:p>
          </table:table-cell>
        </table:table-row>
        <table:table-row table:style-name="Tableau4.1">
          <table:table-cell table:style-name="Tableau4.A6" office:value-type="string">
            <text:p text:style-name="P95"/>
          </table:table-cell>
          <table:table-cell table:style-name="Tableau4.A6" office:value-type="string">
            <text:p text:style-name="P102">insertionDate</text:p>
          </table:table-cell>
          <table:table-cell table:style-name="Tableau4.C6" office:value-type="string">
            <text:p text:style-name="P102">mtime</text:p>
          </table:table-cell>
          <table:table-cell table:style-name="Tableau4.D6" office:value-type="string">
            <text:p text:style-name="P108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18"><text:span text:style-name="T56">app</text:span><text:span text:style-name="T54">s</text:span><text:span text:style-name="T3"> table</text:span></text:p>
            </table:table-cell>
            <table:table-cell table:style-name="Tableau5.B1" office:value-type="string">
              <text:p text:style-name="P95">Deprecated column</text:p>
            </table:table-cell>
            <table:table-cell table:style-name="Tableau5.C1" office:value-type="string">
              <text:p text:style-name="P95">New column</text:p>
            </table:table-cell>
            <table:table-cell table:style-name="Tableau5.D1" office:value-type="string">
              <text:p text:style-name="P95">Lookup constants table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95"/>
          </table:table-cell>
          <table:table-cell table:style-name="Tableau5.A2" office:value-type="string">
            <text:p text:style-name="P108">type</text:p>
          </table:table-cell>
          <table:table-cell table:style-name="Tableau5.C2" office:value-type="string">
            <text:p text:style-name="P101"><text:span text:style-name="T22">app</text:span><text:span text:style-name="T3">TypeId</text:span></text:p>
          </table:table-cell>
          <table:table-cell table:style-name="Tableau5.D2" office:value-type="string">
            <text:p text:style-name="P101"><text:span text:style-name="T22">app</text:span><text:span text:style-name="T3">Types</text:span></text:p>
          </table:table-cell>
        </table:table-row>
        <table:table-row table:style-name="Tableau5.1">
          <table:table-cell table:style-name="Tableau5.A3" office:value-type="string">
            <text:p text:style-name="P95"/>
          </table:table-cell>
          <table:table-cell table:style-name="Tableau5.A3" office:value-type="string">
            <text:p text:style-name="P105">neededpackages</text:p>
          </table:table-cell>
          <table:table-cell table:style-name="Tableau5.C3" office:value-type="string">
            <text:p text:style-name="P105">packageTypeId</text:p>
          </table:table-cell>
          <table:table-cell table:style-name="Tableau5.D3" office:value-type="string">
            <text:p text:style-name="P105">packageTypes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ext:soft-page-break/>
          <table:table-row table:style-name="Tableau6.1">
            <table:table-cell table:style-name="Tableau6.A1" office:value-type="string">
              <text:p text:style-name="P119"><text:span text:style-name="T56">work</text:span><text:span text:style-name="T54">s</text:span><text:span text:style-name="T3"> table</text:span></text:p>
            </table:table-cell>
            <table:table-cell table:style-name="Tableau6.B1" office:value-type="string">
              <text:p text:style-name="P96">Deprecated column</text:p>
            </table:table-cell>
            <table:table-cell table:style-name="Tableau6.C1" office:value-type="string">
              <text:p text:style-name="P96">New column</text:p>
            </table:table-cell>
            <table:table-cell table:style-name="Tableau6.D1" office:value-type="string">
              <text:p text:style-name="P96">Lookup constants table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96"/>
          </table:table-cell>
          <table:table-cell table:style-name="Tableau6.A2" office:value-type="string">
            <text:p text:style-name="P103">status</text:p>
          </table:table-cell>
          <table:table-cell table:style-name="Tableau6.C2" office:value-type="string">
            <text:p text:style-name="P103">statusId</text:p>
          </table:table-cell>
          <table:table-cell table:style-name="Tableau6.D2" office:value-type="string">
            <text:p text:style-name="P103">statuses</text:p>
          </table:table-cell>
        </table:table-row>
        <table:table-row table:style-name="Tableau6.1">
          <table:table-cell table:style-name="Tableau6.A2" office:value-type="string">
            <text:p text:style-name="P96"/>
          </table:table-cell>
          <table:table-cell table:style-name="Tableau6.A2" office:value-type="string">
            <text:p text:style-name="P105">wallclocktime</text:p>
          </table:table-cell>
          <table:table-cell table:style-name="Tableau6.C2" office:value-type="string">
            <text:p text:style-name="P105">maxWallClockTime</text:p>
          </table:table-cell>
          <table:table-cell table:style-name="Tableau6.D2" office:value-type="string">
            <text:p text:style-name="P103"/>
          </table:table-cell>
        </table:table-row>
        <table:table-row table:style-name="Tableau6.1">
          <table:table-cell table:style-name="Tableau6.A2" office:value-type="string">
            <text:p text:style-name="P96"/>
          </table:table-cell>
          <table:table-cell table:style-name="Tableau6.A2" office:value-type="string">
            <text:p text:style-name="P105">diskSpace</text:p>
          </table:table-cell>
          <table:table-cell table:style-name="Tableau6.C2" office:value-type="string">
            <text:p text:style-name="P105">minFreeMassStorage</text:p>
          </table:table-cell>
          <table:table-cell table:style-name="Tableau6.D2" office:value-type="string">
            <text:p text:style-name="P109"/>
          </table:table-cell>
        </table:table-row>
        <table:table-row table:style-name="Tableau6.1">
          <table:table-cell table:style-name="Tableau6.A5" office:value-type="string">
            <text:p text:style-name="P96"/>
          </table:table-cell>
          <table:table-cell table:style-name="Tableau6.A5" office:value-type="string">
            <text:p text:style-name="P105">error_msg</text:p>
          </table:table-cell>
          <table:table-cell table:style-name="Tableau6.C5" office:value-type="string">
            <text:p text:style-name="P105">errorMsg</text:p>
          </table:table-cell>
          <table:table-cell table:style-name="Tableau6.D5" office:value-type="string">
            <text:p text:style-name="P109"/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 table:style-name="Tableau7.1">
            <table:table-cell table:style-name="Tableau7.A1" office:value-type="string">
              <text:p text:style-name="P119"><text:span text:style-name="T56">task</text:span><text:span text:style-name="T54">s</text:span><text:span text:style-name="T3"> table</text:span></text:p>
            </table:table-cell>
            <table:table-cell table:style-name="Tableau7.B1" office:value-type="string">
              <text:p text:style-name="P96">Deprecated column</text:p>
            </table:table-cell>
            <table:table-cell table:style-name="Tableau7.C1" office:value-type="string">
              <text:p text:style-name="P96">New column</text:p>
            </table:table-cell>
            <table:table-cell table:style-name="Tableau7.D1" office:value-type="string">
              <text:p text:style-name="P96">Lookup constants table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96"/>
          </table:table-cell>
          <table:table-cell table:style-name="Tableau7.A2" office:value-type="string">
            <text:p text:style-name="P103">status</text:p>
          </table:table-cell>
          <table:table-cell table:style-name="Tableau7.C2" office:value-type="string">
            <text:p text:style-name="P103">statusId</text:p>
          </table:table-cell>
          <table:table-cell table:style-name="Tableau7.D2" office:value-type="string">
            <text:p text:style-name="P103">statuses</text:p>
          </table:table-cell>
        </table:table-row>
      </table:table>
      <text:p text:style-name="P62"><text:span text:style-name="T18">I</text:span><text:span text:style-name="T3">n</text:span><text:span text:style-name="T20"> the XtremWeb-HEP server code, </text:span><text:span text:style-name="T3">usage of following deprecated columns should be replaced by usage of corresponding new relationship tables :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au9.1">
            <table:table-cell table:style-name="Tableau9.A1" office:value-type="string">
              <text:p text:style-name="P117"><text:span text:style-name="T54">hosts </text:span><text:span text:style-name="T18">table</text:span></text:p>
            </table:table-cell>
            <table:table-cell table:style-name="Tableau9.B1" office:value-type="string">
              <text:p text:style-name="P94">Deprecated column</text:p>
            </table:table-cell>
            <table:table-cell table:style-name="Tableau9.C1" office:value-type="string">
              <text:p text:style-name="P94">Relationship table</text:p>
            </table:table-cell>
          </table:table-row>
        </table:table-header-rows>
        <table:table-row table:style-name="Tableau9.1">
          <table:table-cell table:style-name="Tableau9.A2" office:value-type="string">
            <text:p text:style-name="P115"/>
          </table:table-cell>
          <table:table-cell table:style-name="Tableau9.A2" office:value-type="string">
            <text:p text:style-name="P104">sharedapps</text:p>
          </table:table-cell>
          <table:table-cell table:style-name="Tableau9.C2" office:value-type="string">
            <text:p text:style-name="P104">sharedAppTypes</text:p>
          </table:table-cell>
        </table:table-row>
        <table:table-row table:style-name="Tableau9.1">
          <table:table-cell table:style-name="Tableau9.A2" office:value-type="string">
            <text:p text:style-name="P115"/>
          </table:table-cell>
          <table:table-cell table:style-name="Tableau9.A2" office:value-type="string">
            <text:p text:style-name="P104">sharedpackages</text:p>
          </table:table-cell>
          <table:table-cell table:style-name="Tableau9.C2" office:value-type="string">
            <text:p text:style-name="P104">sharedPackageTypes</text:p>
          </table:table-cell>
        </table:table-row>
        <table:table-row table:style-name="Tableau9.1">
          <table:table-cell table:style-name="Tableau9.A4" office:value-type="string">
            <text:p text:style-name="P115"/>
          </table:table-cell>
          <table:table-cell table:style-name="Tableau9.A4" office:value-type="string">
            <text:p text:style-name="P104">shareddatas</text:p>
          </table:table-cell>
          <table:table-cell table:style-name="Tableau9.C4" office:value-type="string">
            <text:p text:style-name="P104">???</text:p>
          </table:table-cell>
        </table:table-row>
      </table:table>
      <text:p text:style-name="P63">The SQL views created in XtremWeb-HEP version 9.x will have to be generated again using the '<text:span text:style-name="T30">xwhep-core-tables-create-views.sh</text:span>' script.</text:p>
      <text:p text:style-name="P55">Once performed and successfully tested, this permits to delete all triggers created in the core tables version 9.x for compatibility with the server code version 8.x</text:p>
      <text:h text:style-name="P159" text:outline-level="2"><text:bookmark-start text:name="__RefHeading__3160_329290663"/>Usage of <text:span text:style-name="T119">dedicated view to search a work matching a host</text:span><text:bookmark-end text:name="__RefHeading__3160_329290663"/></text:h>
      <text:p text:style-name="P56">On reception of a request of an XtremWeb-HEP worker running on a host, the XtremWeb-HEP server searches for works suitable for this host.</text:p>
      <text:p text:style-name="P45"><text:span text:style-name="T3">The server version 8.x performs this search entirely using code. <text:s/>This code would be greatly simplified using</text:span><text:span text:style-name="T54"> view_hosts_matching_works </text:span><text:span text:style-name="T3">like following </text:span><text:span text:style-name="T26">prepared statement</text:span><text:span text:style-name="T3"> :</text:span></text:p>
      <text:p text:style-name="P122">select <text:s/>workUID <text:s/>from <text:s/>view_hosts_matching_works <text:s/>where hostUID = ? <text:s/>limit 1;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h text:style-name="P148" text:outline-level="1"><text:bookmark-start text:name="__RefHeading__3104_329290663"/><text:soft-page-break/><text:span text:style-name="T117">Future e</text:span>volution of the XtremWeb-HEP <text:span text:style-name="T117">core tables and server code</text:span><text:bookmark-end text:name="__RefHeading__3104_329290663"/></text:h>
      <text:p text:style-name="P13">These are suggestions for future evolution <text:span text:style-name="T126">of XtremWeb-HEP</text:span>.</text:p>
      <text:h text:style-name="P162" text:outline-level="2"><text:bookmark-start text:name="__RefHeading__3209_329290663"/>Migration of columns to tables<text:bookmark-end text:name="__RefHeading__3209_329290663"/></text:h>
      <text:p text:style-name="P42"><text:span text:style-name="T18">In table</text:span><text:span text:style-name="T54"> apps</text:span><text:span text:style-name="T18">, following columns should migrate to records of table</text:span><text:span text:style-name="T54"> executable</text:span><text:span text:style-name="T18">, using cpuType </text:span><text:span text:style-name="T24">= 'ALL' and</text:span><text:span text:style-name="T18"> adequate dataType </text:span><text:span text:style-name="T24">and</text:span><text:span text:style-name="T18"> os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116"><text:span text:style-name="T57">apps </text:span>column</text:p>
            </table:table-cell>
            <table:table-cell table:style-name="Tableau2.B1" office:value-type="string">
              <text:p text:style-name="P116">dataType</text:p>
            </table:table-cell>
            <table:table-cell table:style-name="Tableau2.C1" office:value-type="string">
              <text:p text:style-name="P116">os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110">launchscriptshuri</text:p>
          </table:table-cell>
          <table:table-cell table:style-name="Tableau2.B2" office:value-type="string">
            <text:p text:style-name="P112">SH</text:p>
          </table:table-cell>
          <table:table-cell table:style-name="Tableau2.C2" office:value-type="string">
            <text:p text:style-name="P112">LINUX, MACOSX</text:p>
          </table:table-cell>
        </table:table-row>
        <table:table-row table:style-name="Tableau2.1">
          <table:table-cell table:style-name="Tableau2.A2" office:value-type="string">
            <text:p text:style-name="P110">launchscriptcmduri</text:p>
          </table:table-cell>
          <table:table-cell table:style-name="Tableau2.B2" office:value-type="string">
            <text:p text:style-name="P112">BAT</text:p>
          </table:table-cell>
          <table:table-cell table:style-name="Tableau2.C2" office:value-type="string">
            <text:p text:style-name="P112">WIN32, WIN64</text:p>
          </table:table-cell>
        </table:table-row>
        <table:table-row table:style-name="Tableau2.1">
          <table:table-cell table:style-name="Tableau2.A2" office:value-type="string">
            <text:p text:style-name="P111">unloadscriptshuri</text:p>
          </table:table-cell>
          <table:table-cell table:style-name="Tableau2.B2" office:value-type="string">
            <text:p text:style-name="P113">SH</text:p>
          </table:table-cell>
          <table:table-cell table:style-name="Tableau2.C2" office:value-type="string">
            <text:p text:style-name="P113">LINUX, MACOSX</text:p>
          </table:table-cell>
        </table:table-row>
        <table:table-row table:style-name="Tableau2.1">
          <table:table-cell table:style-name="Tableau2.A5" office:value-type="string">
            <text:p text:style-name="P111">unloadscriptcmduri</text:p>
          </table:table-cell>
          <table:table-cell table:style-name="Tableau2.B5" office:value-type="string">
            <text:p text:style-name="P113">BAT</text:p>
          </table:table-cell>
          <table:table-cell table:style-name="Tableau2.C5" office:value-type="string">
            <text:p text:style-name="P113">WIN32, WIN64</text:p>
          </table:table-cell>
        </table:table-row>
      </table:table>
      <text:h text:style-name="P175" text:outline-level="2"><text:bookmark-start text:name="__RefHeading__3211_329290663"/>For history, replacement of server code by SQL triggers<text:bookmark-end text:name="__RefHeading__3211_329290663"/></text:h>
      <text:p text:style-name="P44"><text:span text:style-name="T3">Currently, history records are created by the server code on object deletion, and referential integrity is </text:span>not<text:span text:style-name="T3"> enforced.</text:span></text:p>
      <text:p text:style-name="P57">SQL triggers easily permit to generate history records automatically. <text:s/>With a little more work, it is even possible to enforce referential integrity.</text:p>
      <text:h text:style-name="P175" text:outline-level="2"><text:bookmark-start text:name="__RefHeading__3213_329290663"/>In the server code, usage of prepared statements<text:bookmark-end text:name="__RefHeading__3213_329290663"/></text:h>
      <text:p text:style-name="P44"><text:span text:style-name="T18">C</text:span><text:span text:style-name="T3">urrently, as far as I now, the server code </text:span><text:span text:style-name="T25">submits SQL statements as simple strings without parameters. <text:s/>While this works, this :</text:span></text:p>
      <text:p text:style-name="P79"><text:span text:style-name="T66">•</text:span><text:span text:style-name="T67"><text:tab/></text:span><text:span text:style-name="T3">is </text:span>not<text:span text:style-name="T3"> very secure, and requires systematic manual input sanitizing,</text:span></text:p>
      <text:p text:style-name="P89"><text:span text:style-name="T66">•</text:span><text:span text:style-name="T67"><text:tab/></text:span><text:span text:style-name="T3">is </text:span>not<text:span text:style-name="T3"> efficient, because the SQL engine needs to prepare the statement on each request.</text:span></text:p>
      <text:p text:style-name="P18"><text:span text:style-name="T25">U</text:span><text:span text:style-name="T3">sage of prepared statements with parameters would permit to greatly improve these 2 issues.</text:span></text:p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75cm" fo:margin-right="0cm" fo:margin-top="0.101cm" fo:margin-bottom="0cm" style:contextual-spacing="false" fo:line-height="100%" fo:orphans="2" fo:widows="2" fo:text-indent="0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99cm" fo:margin-bottom="0.101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1cm" fo:margin-bottom="0cm" style:contextual-spacing="false" fo:text-indent="-1.251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XtremWeb-HEP core tables :  Migration from 8.x to 9.x</text:title><text:tab/><text:page-number text:select-page="current">2</text:page-number> / <text:page-count>1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36:58.294000000</meta:creation-date>
    <meta:editing-cycles>16</meta:editing-cycles>
    <meta:editing-duration>PT9H27M38S</meta:editing-duration>
    <dc:title>XtremWeb-HEP core tables :  Migration from 8.x to 9.x</dc:title>
    <dc:date>2014-06-18T16:07:59.982148000</dc:date>
    <meta:generator>LibreOffice/4.2.4.2$MacOSX_X86_64 LibreOffice_project/63150712c6d317d27ce2db16eb94c2f3d7b699f8</meta:generator>
    <dc:creator>Oleg Lodygensky</dc:creator>
    <meta:printed-by>Etienne URBAH</meta:printed-by>
    <meta:print-date>2014-05-30T18:57:15.578000000</meta:print-date>
    <meta:document-statistic meta:table-count="9" meta:image-count="0" meta:object-count="0" meta:page-count="11" meta:paragraph-count="327" meta:word-count="2599" meta:character-count="18197" meta:non-whitespace-character-count="15836"/>
  </office:meta>
</office:document-meta>
</file>